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 fo:margin-bottom="0.2222in"/>
      <style:text-properties style:font-name="Helvetica" fo:font-size="16.0pt" fo:color="#535353" fo:background-color="#ffffff"/>
    </style:style>
    <style:style style:name="T1" style:family="text">
      <style:text-properties fo:letter-spacing="0.0000in"/>
    </style:style>
    <style:style style:name="T2" style:family="text">
      <style:text-properties fo:font-style="italic" fo:font-style-asian="italic" fo:font-style-complex="italic" fo:letter-spacing="0.0000in"/>
    </style:style>
    <style:style style:name="T3" style:family="text">
      <style:text-properties fo:font-style="italic" fo:font-style-asian="italic" fo:font-style-complex="italic" fo:letter-spacing="0.0000in" fo:background-color="transparent"/>
    </style:style>
    <style:style style:name="T4" style:family="text">
      <style:text-properties fo:letter-spacing="0.0000in" fo:background-color="transparent"/>
    </style:style>
    <style:style style:name="T5" style:family="text">
      <style:text-properties style:text-underline-style="solid" style:text-underline-color="#535353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ACTE PREMIER</text:span></text:p>
      <text:p text:style-name="P1"><text:span text:style-name="T2">L’extrémité d’une des galeries latérales entourant le couvent</text:span><text:span text:style-name="T3"><text:line-break/></text:span><text:span text:style-name="T2">de Saint-Jacques de Compostelle.</text:span></text:p>
      <text:p text:style-name="P1"><text:span text:style-name="T2">A droite on aperçoit, à travers la colonnade de la galerie,</text:span><text:span text:style-name="T3"><text:line-break/></text:span><text:span text:style-name="T2">les arbres et les tombes du cloître.</text:span></text:p>
      <text:p text:style-name="P1"><text:span text:style-name="T1"> </text:span></text:p>
      <text:p text:style-name="P1"><text:span text:style-name="T1">Scène première</text:span></text:p>
      <text:p text:style-name="P1"><text:span text:style-name="T2">Les Religieux traversent la galerie pour se rendre dans la chapelle;</text:span></text:p>
      <text:p text:style-name="P1"><text:span text:style-name="T2">Fernand, sous la robe de novice,</text:span><text:span text:style-name="T3"><text:line-break/></text:span><text:span text:style-name="T2">et Balthazar, le supérieur, paraissent les derniers.</text:span></text:p>
      <text:p text:style-name="P1"><text:span text:style-name="T1"> </text:span></text:p>
      <text:p text:style-name="P1"><text:span text:style-name="T1"> </text:span></text:p>
      <text:p text:style-name="P1"><text:span text:style-name="T1"> </text:span></text:p>
      <text:p text:style-name="P1"><text:span text:style-name="T1">CH‘UR DES RELIGIEUX</text:span></text:p>
      <text:p text:style-name="P1"><text:span text:style-name="T1">Pieux monastère,</text:span><text:span text:style-name="T4"><text:line-break/></text:span><text:span text:style-name="T1">de ton sanctuaire</text:span><text:span text:style-name="T4"><text:line-break/></text:span><text:span text:style-name="T1">que notre prière</text:span><text:span text:style-name="T4"><text:line-break/></text:span><text:span text:style-name="T1">monte vers les cieux!</text:span><text:span text:style-name="T4"><text:line-break/></text:span><text:span text:style-name="T1">Dans cette chapelle,</text:span><text:span text:style-name="T4"><text:line-break/></text:span><text:span text:style-name="T1">guidé par ton zèle,</text:span><text:span text:style-name="T4"><text:line-break/></text:span><text:span text:style-name="T1">pèlerin fidèle,</text:span><text:span text:style-name="T4"><text:line-break/></text:span><text:span text:style-name="T1">viens offrir tes voux.</text:span><text:span text:style-name="T4"><text:line-break/></text:span><text:span text:style-name="T1">Frères, allons prier; la cloche nous appelle.</text:span></text:p>
      <text:p text:style-name="P1"><text:span text:style-name="T2"> </text:span></text:p>
      <text:p text:style-name="P1"><text:span text:style-name="T2">(Les moines entrent dans la chapelle:</text:span><text:span text:style-name="T3"><text:line-break/></text:span><text:span text:style-name="T2">Balthazar va les suivre mais il aperçoit Fernand</text:span><text:span text:style-name="T3"><text:line-break/></text:span><text:span text:style-name="T2">qui reste immobile absorbé dans ses pensées.</text:span></text:p>
      <text:p text:style-name="P1"><text:span text:style-name="T2">Il s’approche de lui.)</text:span></text:p>
      <text:p text:style-name="P1"><text:span text:style-name="T1"> </text:span></text:p>
      <text:p text:style-name="P1"><text:span text:style-name="T1">Scène deuxième</text:span></text:p>
      <text:p text:style-name="P1"><text:span text:style-name="T1"> </text:span></text:p>
      <text:p text:style-name="P1"><text:span text:style-name="T2">Althazar et Fernand.</text:span></text:p>
      <text:p text:style-name="P1"><text:span text:style-name="T1"> </text:span></text:p>
      <text:p text:style-name="P1"><text:span text:style-name="T1"> </text:span></text:p>
      <text:p text:style-name="P1"><text:span text:style-name="T1">BALTHAZAR</text:span><text:span text:style-name="T4"><text:line-break/></text:span><text:span text:style-name="T1">Ne vas-tu pas prier avec eux?</text:span></text:p>
      <text:p text:style-name="P1"><text:span text:style-name="T1">FERNAND</text:span><text:span text:style-name="T4"><text:line-break/></text:span><text:span text:style-name="T1">Je ne puis.</text:span></text:p>
      <text:p text:style-name="P1"><text:span text:style-name="T1">BALTHAZAR</text:span><text:span text:style-name="T4"><text:line-break/></text:span><text:span text:style-name="T1">Aurais-je de ton cour deviné les ennuis?…</text:span><text:span text:style-name="T4"><text:line-break/></text:span><text:span text:style-name="T1">Dieu ne te suffit plus.</text:span></text:p>
      <text:p text:style-name="P1"><text:span text:style-name="T1">FERNAND</text:span><text:span text:style-name="T4"><text:line-break/></text:span><text:span text:style-name="T1">Vous dites vrai, mon père;</text:span><text:span text:style-name="T4"><text:line-break/></text:span><text:span text:style-name="T1">quand je vais par des voux m’enchaîner sans retour,</text:span><text:span text:style-name="T4"><text:line-break/></text:span><text:span text:style-name="T1">je jette malgré moi vers les biens de la terre</text:span><text:span text:style-name="T4"><text:line-break/></text:span><text:span text:style-name="T1">un regard de douleur, de regrets et d’amour.</text:span></text:p>
      <text:p text:style-name="P1"><text:span text:style-name="T1">BALTHAZAR</text:span><text:span text:style-name="T4"><text:line-break/></text:span><text:span text:style-name="T1">Parle, achève…</text:span></text:p>
      <text:p text:style-name="P1"><text:span text:style-name="T1">FERNAND</text:span><text:span text:style-name="T4"><text:line-break/></text:span><text:span text:style-name="T1">A l’autel que saint Jacques protège</text:span><text:span text:style-name="T4"><text:line-break/></text:span><text:span text:style-name="T1">et que de pèlerins un peuple immense assiège,</text:span><text:span text:style-name="T4"><text:line-break/></text:span><text:span text:style-name="T1">Je priais… j’invoquais le anges radieux.</text:span><text:span text:style-name="T4"><text:line-break/></text:span><text:span text:style-name="T1">Quand l’un d’eux tout à coup vint s’offrir à mes yeux</text:span><text:span text:style-name="T4"><text:line-break/></text:span><text:span text:style-name="T1">Un ange, une femme inconnue,</text:span><text:span text:style-name="T4"><text:line-break/></text:span><text:span text:style-name="T1">à genoux, priait près de moi,</text:span><text:span text:style-name="T4"><text:line-break/></text:span><text:span text:style-name="T1">et je me sentais à sa vue</text:span><text:span text:style-name="T4"><text:line-break/></text:span><text:span text:style-name="T1">frémir de plaisir et d’effroi.</text:span><text:span text:style-name="T4"><text:line-break/></text:span><text:span text:style-name="T1">Ah! Mon père! Qu’elle était belle!</text:span><text:span text:style-name="T4"><text:line-break/></text:span><text:span text:style-name="T1">Et contre mon cour sans secours</text:span><text:span text:style-name="T4"><text:line-break/></text:span><text:span text:style-name="T1">c’est Dieu que j’implore… et c’est elle,</text:span><text:span text:style-name="T4"><text:line-break/></text:span><text:span text:style-name="T1">c’est elle!… que je vois toujours.</text:span><text:span text:style-name="T4"><text:line-break/></text:span><text:span text:style-name="T1">Depuis qu’en lui donnant l’eau sainte,</text:span><text:span text:style-name="T4"><text:line-break/></text:span><text:span text:style-name="T1">ma main a rencontré sa main,</text:span><text:span text:style-name="T4"><text:line-break/></text:span><text:span text:style-name="T1">de ces murs franchissant l’enceinte,</text:span><text:span text:style-name="T4"><text:line-break/></text:span><text:span text:style-name="T1">mon cour rêve un autre destin.</text:span><text:span text:style-name="T4"><text:line-break/></text:span><text:span text:style-name="T1">A tous mes serments infidèle,</text:span><text:span text:style-name="T4"><text:line-break/></text:span><text:span text:style-name="T1">et du ciel cherchant le secours,</text:span><text:span text:style-name="T4"><text:line-break/></text:span><text:span text:style-name="T1">c’est Dieu que je prie, et c’est elle</text:span><text:span text:style-name="T4"><text:line-break/></text:span><text:span text:style-name="T1">qu’en mon cour je trouve toujours.</text:span></text:p>
      <text:p text:style-name="P1"><text:span text:style-name="T1">BALTHAZAR</text:span><text:span text:style-name="T4"><text:line-break/></text:span><text:span text:style-name="T1">Toi, mon fils, ma seule espérance,</text:span><text:span text:style-name="T4"><text:line-break/></text:span><text:span text:style-name="T1">l’honneur, le soutien de la foi…</text:span><text:span text:style-name="T4"><text:line-break/></text:span><text:span text:style-name="T1">toi qui devais à ma puissance</text:span><text:span text:style-name="T4"><text:line-break/></text:span><text:span text:style-name="T1">bientôt succéder après moi!</text:span></text:p>
      <text:p text:style-name="P1"><text:span text:style-name="T1">FERNAND</text:span><text:span text:style-name="T4"><text:line-break/></text:span><text:span text:style-name="T2">(baissant la tête)</text:span><text:span text:style-name="T4"><text:line-break/></text:span><text:span text:style-name="T1">Mon père… je l’aime.</text:span></text:p>
      <text:p text:style-name="P1"><text:span text:style-name="T1">BALTHAZAR</text:span><text:span text:style-name="T4"><text:line-break/></text:span><text:span text:style-name="T2">(avec douleur)</text:span><text:span text:style-name="T4"><text:line-break/></text:span><text:span text:style-name="T1">Aimer!… Toi!…</text:span><text:span text:style-name="T4"><text:line-break/></text:span><text:span text:style-name="T1">sais-tu que devant la tiare</text:span><text:span text:style-name="T4"><text:line-break/></text:span><text:span text:style-name="T1">s’abaisse le sceptre des rois?</text:span><text:span text:style-name="T4"><text:line-break/></text:span><text:span text:style-name="T1">Que ma main unit ou sépare? Que l’Espagne tremble à ma voix?</text:span></text:p>
      <text:p text:style-name="P1"><text:span text:style-name="T1">FERNAND</text:span><text:span text:style-name="T4"><text:line-break/></text:span><text:span text:style-name="T1">Mon père, je l’aime.</text:span></text:p>
      <text:p text:style-name="P1"><text:span text:style-name="T1">BALTHAZAR</text:span><text:span text:style-name="T4"><text:line-break/></text:span><text:span text:style-name="T1">Et tu crois</text:span><text:span text:style-name="T4"><text:line-break/></text:span><text:span text:style-name="T1">au bonheur que promet une terrestre flamme!</text:span><text:span text:style-name="T4"><text:line-break/></text:span><text:span text:style-name="T1">Dis, sais-tu quelle est cette femme</text:span><text:span text:style-name="T4"><text:line-break/></text:span><text:span text:style-name="T1">Qui triomphe de ta vertu?</text:span><text:span text:style-name="T4"><text:line-break/></text:span><text:span text:style-name="T1">Celle à qui tu donnes ton âme…</text:span><text:span text:style-name="T4"><text:line-break/></text:span><text:span text:style-name="T1">Son nom, son rang… les connais-tu?</text:span></text:p>
      <text:p text:style-name="P1"><text:span text:style-name="T1">FERNAND</text:span><text:span text:style-name="T4"><text:line-break/></text:span><text:span text:style-name="T2">(avec passion)</text:span><text:span text:style-name="T4"><text:line-break/></text:span><text:span text:style-name="T1">Non… mais je l’aime.</text:span></text:p>
      <text:p text:style-name="P1"><text:span text:style-name="T1">BALTHAZAR</text:span><text:span text:style-name="T4"><text:line-break/></text:span><text:span text:style-name="T2">(levant les mains au ciel)</text:span><text:span text:style-name="T4"><text:line-break/></text:span><text:span text:style-name="T1">O ciel! Perdu!</text:span><text:span text:style-name="T4"><text:line-break/></text:span><text:span text:style-name="T1">Va-t’en, insensé, téméraire!</text:span><text:span text:style-name="T4"><text:line-break/></text:span><text:span text:style-name="T1">Va loin de nous porter tes pas,</text:span><text:span text:style-name="T4"><text:line-break/></text:span><text:span text:style-name="T1">et que Dieu, plus que moi sévère,</text:span><text:span text:style-name="T4"><text:line-break/></text:span><text:span text:style-name="T1">que Dieu ne te maudisse pas!</text:span></text:p>
      <text:p text:style-name="P1"><text:span text:style-name="T1">FERNAND</text:span><text:span text:style-name="T4"><text:line-break/></text:span><text:span text:style-name="T1">Idole si douce et si chère,</text:span><text:span text:style-name="T4"><text:line-break/></text:span><text:span text:style-name="T1">ô toi qui vois tous mes combats,</text:span><text:span text:style-name="T4"><text:line-break/></text:span><text:span text:style-name="T1">ô toi! Mon seul bien sur la terre,</text:span><text:span text:style-name="T4"><text:line-break/></text:span><text:span text:style-name="T1">veille sur moi, guide mes pas.</text:span></text:p>
      <text:p text:style-name="P1"><text:span text:style-name="T1">BALTHAZAR</text:span><text:span text:style-name="T4"><text:line-break/></text:span><text:span text:style-name="T2">(Balthazar arrête par la main Fernand,</text:span><text:span text:style-name="T3"><text:line-break/></text:span><text:span text:style-name="T2">prêt à sortir, et lui dit avec émotion)</text:span><text:span text:style-name="T4"><text:line-break/></text:span><text:span text:style-name="T1">La trahison, la perfidie,</text:span><text:span text:style-name="T4"><text:line-break/></text:span><text:span text:style-name="T1">ô mon fils, vont flétrir tes jours;</text:span><text:span text:style-name="T4"><text:line-break/></text:span><text:span text:style-name="T1">parmi les écueils de la vie,</text:span><text:span text:style-name="T4"><text:line-break/></text:span><text:span text:style-name="T1">comprends les dangers que tu cours!</text:span><text:span text:style-name="T4"><text:line-break/></text:span><text:span text:style-name="T1">Peut-être, brisé par l’orage,</text:span><text:span text:style-name="T4"><text:line-break/></text:span><text:span text:style-name="T1">tu voudras, pauvre naufragé,</text:span><text:span text:style-name="T4"><text:line-break/></text:span><text:span text:style-name="T1">regagner en vain le rivage</text:span><text:span text:style-name="T4"><text:line-break/></text:span><text:span text:style-name="T1">et le port qui t’ont protégé.</text:span></text:p>
      <text:p text:style-name="P1"><text:span text:style-name="T1">FERNAND</text:span><text:span text:style-name="T4"><text:line-break/></text:span><text:span text:style-name="T2">(tombant à genoux)</text:span><text:span text:style-name="T4"><text:line-break/></text:span><text:span text:style-name="T1">Bénissez-moi, mon père,</text:span><text:span text:style-name="T4"><text:line-break/></text:span><text:span text:style-name="T1">Je pars.</text:span></text:p>
      <text:p text:style-name="P1"><text:span text:style-name="T1">BALTHAZAR</text:span><text:span text:style-name="T4"><text:line-break/></text:span><text:span text:style-name="T1">Va-t’en, insensé, téméraire!</text:span><text:span text:style-name="T4"><text:line-break/></text:span><text:span text:style-name="T1">Vers nous bientôt tu reviendras.</text:span><text:span text:style-name="T4"><text:line-break/></text:span><text:span text:style-name="T1">Dans sa justice ou sa colère,</text:span><text:span text:style-name="T4"><text:line-break/></text:span><text:span text:style-name="T1">que Dieu ne te maudisse pas!</text:span></text:p>
      <text:p text:style-name="P1"><text:span text:style-name="T1">FERNAND</text:span><text:span text:style-name="T4"><text:line-break/></text:span><text:span text:style-name="T1">Idole si douce et si chère!</text:span><text:span text:style-name="T4"><text:line-break/></text:span><text:span text:style-name="T1">O toi qui vois tous mes combats,</text:span><text:span text:style-name="T4"><text:line-break/></text:span><text:span text:style-name="T1">sois mon seul bien sur cette terre!</text:span><text:span text:style-name="T4"><text:line-break/></text:span><text:span text:style-name="T1">Je pars, je pars, guide mes pas.</text:span></text:p>
      <text:p text:style-name="P1"><text:span text:style-name="T2"> </text:span></text:p>
      <text:p text:style-name="P1"><text:span text:style-name="T2">(Fernand sort par la grille du fond,</text:span><text:span text:style-name="T3"><text:line-break/></text:span><text:span text:style-name="T2">et, de loin, tend les bras à Balthazar,</text:span><text:span text:style-name="T3"><text:line-break/></text:span><text:span text:style-name="T2">qui détourne la tête en essuyant une larme,</text:span><text:span text:style-name="T3"><text:line-break/></text:span><text:span text:style-name="T2">et entre dans la chapelle.)</text:span></text:p>
      <text:p text:style-name="P1"><text:span text:style-name="T1"> </text:span></text:p>
      <text:p text:style-name="P1"><text:span text:style-name="T1"> </text:span></text:p>
      <text:p text:style-name="P1"><text:span text:style-name="T1">Scène troisième</text:span></text:p>
      <text:p text:style-name="P1"><text:span text:style-name="T2">Inez et Jeunes filles.</text:span></text:p>
      <text:p text:style-name="P1"><text:span text:style-name="T1"> </text:span></text:p>
      <text:p text:style-name="P1"><text:span text:style-name="T1"> </text:span></text:p>
      <text:p text:style-name="P1"><text:span text:style-name="T1">LES JEUNES FILLES</text:span><text:span text:style-name="T4"><text:line-break/></text:span><text:span text:style-name="T1">Rayons dorés, tiède zéphyre,</text:span><text:span text:style-name="T4"><text:line-break/></text:span><text:span text:style-name="T1">de fleurs parez ce doux séjour,</text:span><text:span text:style-name="T4"><text:line-break/></text:span><text:span text:style-name="T1">heureux rivage qui respire</text:span><text:span text:style-name="T4"><text:line-break/></text:span><text:span text:style-name="T1">la paix, le plaisir et l’amour.</text:span></text:p>
      <text:p text:style-name="P1"><text:span text:style-name="T1">INEZ</text:span><text:span text:style-name="T4"><text:line-break/></text:span><text:span text:style-name="T1">Nous que protège sa tendresse,</text:span><text:span text:style-name="T4"><text:line-break/></text:span><text:span text:style-name="T1">esclaves, par nos soins discrets,</text:span><text:span text:style-name="T4"><text:line-break/></text:span><text:span text:style-name="T1">de notre belle maîtresse</text:span><text:span text:style-name="T4"><text:line-break/></text:span><text:span text:style-name="T1">sachons payer les bienfaits.</text:span><text:span text:style-name="T4"><text:line-break/></text:span><text:span text:style-name="T1">Silence! Silence!</text:span><text:span text:style-name="T4"><text:line-break/></text:span><text:span text:style-name="T1">La mer est belle et l’air est doux.</text:span><text:span text:style-name="T4"><text:line-break/></text:span><text:span text:style-name="T1">C’est la nacelle qui s’avance;</text:span><text:span text:style-name="T4"><text:line-break/></text:span><text:span text:style-name="T1">voyez, là-bas… la voyez-vous?</text:span></text:p>
      <text:p text:style-name="P1"><text:span text:style-name="T2"> </text:span></text:p>
      <text:p text:style-name="P1"><text:span text:style-name="T2">(Les Jeunes filles s’approchent du rivage</text:span><text:span text:style-name="T3"><text:line-break/></text:span><text:span text:style-name="T2">et regardent dans le lointain.)</text:span></text:p>
      <text:p text:style-name="P1"><text:span text:style-name="T1">INEZ et LES JEUNES FILLES</text:span><text:span text:style-name="T4"><text:line-break/></text:span><text:span text:style-name="T1">Doux zéphyr, sois lui fidèle,</text:span><text:span text:style-name="T4"><text:line-break/></text:span><text:span text:style-name="T1">pour conduire sa nacelle</text:span><text:span text:style-name="T4"><text:line-break/></text:span><text:span text:style-name="T1">aux bords où l’amour l’appelle,</text:span><text:span text:style-name="T4"><text:line-break/></text:span><text:span text:style-name="T1">à la voile sois léger;</text:span><text:span text:style-name="T4"><text:line-break/></text:span><text:span text:style-name="T1">et ravis sur ton passage,</text:span><text:span text:style-name="T4"><text:line-break/></text:span><text:span text:style-name="T1">pour embaumer cette plage,</text:span><text:span text:style-name="T4"><text:line-break/></text:span><text:span text:style-name="T1">le parfum qui se dégage</text:span><text:span text:style-name="T4"><text:line-break/></text:span><text:span text:style-name="T1">du jasmin, de l’oranger.</text:span></text:p>
      <text:p text:style-name="P1"><text:span text:style-name="T1"> </text:span></text:p>
      <text:p text:style-name="P1"><text:span text:style-name="T1"> </text:span></text:p>
      <text:p text:style-name="P1"><text:span text:style-name="T1">Scène quatrième</text:span></text:p>
      <text:p text:style-name="P1"><text:span text:style-name="T1"> </text:span></text:p>
      <text:p text:style-name="P1"><text:span text:style-name="T2">Les mêmes; Fernand, paraissant sur une barque,</text:span><text:span text:style-name="T3"><text:line-break/></text:span><text:span text:style-name="T2">entouré de jeunes filles,</text:span><text:span text:style-name="T3"><text:line-break/></text:span><text:span text:style-name="T2">et portant sur les yeux un voile qu’on lui enlève.</text:span></text:p>
      <text:p text:style-name="P1"><text:span text:style-name="T1"> </text:span></text:p>
      <text:p text:style-name="P1"><text:span text:style-name="T1">FERNAND</text:span><text:span text:style-name="T4"><text:line-break/></text:span><text:span text:style-name="T2">(à la jeune fille qui l’aide à descendre de la barque)</text:span><text:span text:style-name="T4"><text:line-break/></text:span><text:span text:style-name="T1">Gentille messagère et nymphe si discrète,</text:span><text:span text:style-name="T4"><text:line-break/></text:span><text:span text:style-name="T1">qui chaque jour protégez dans ces lieux</text:span><text:span text:style-name="T4"><text:line-break/></text:span><text:span text:style-name="T1">mon arrivée ou ma retraite,</text:span><text:span text:style-name="T4"><text:line-break/></text:span><text:span text:style-name="T1">pourquoi voiler ainsi mes yeux?</text:span><text:span text:style-name="T4"><text:line-break/></text:span><text:span text:style-name="T2">(les jeunes filles détournent la tête</text:span><text:span text:style-name="T3"><text:line-break/></text:span><text:span text:style-name="T2">et font signe qu’elles ne peuvent répondre)</text:span><text:span text:style-name="T4"><text:line-break/></text:span><text:span text:style-name="T1">Toujours même silence!</text:span><text:span text:style-name="T4"><text:line-break/></text:span><text:span text:style-name="T2">(s’approchant d’Inez)</text:span><text:span text:style-name="T4"><text:line-break/></text:span><text:span text:style-name="T1">Et pourquoi, je t’en prie,</text:span><text:span text:style-name="T4"><text:line-break/></text:span><text:span text:style-name="T1">ta maîtresse si jolie</text:span><text:span text:style-name="T4"><text:line-break/></text:span><text:span text:style-name="T1">persiste-t-elle à me cacher son rang, son nom? Quels sont-ils?</text:span></text:p>
      <text:p text:style-name="P1"><text:span text:style-name="T1">INEZ</text:span><text:span text:style-name="T4"><text:line-break/></text:span><text:span text:style-name="T2">(souriant)</text:span><text:span text:style-name="T4"><text:line-break/></text:span><text:span text:style-name="T1">Impossible</text:span><text:span text:style-name="T4"><text:line-break/></text:span><text:span text:style-name="T1">de le savoir.</text:span></text:p>
      <text:p text:style-name="P1"><text:span text:style-name="T1">FERNAND</text:span><text:span text:style-name="T4"><text:line-break/></text:span><text:span text:style-name="T1">Je ne puis t’arracher</text:span><text:span text:style-name="T4"><text:line-break/></text:span><text:span text:style-name="T1">ce secret; il est donc terrible?</text:span></text:p>
      <text:p text:style-name="P1"><text:span text:style-name="T1">INEZ</text:span><text:span text:style-name="T4"><text:line-break/></text:span><text:span text:style-name="T1">C’est celui de la señora.</text:span><text:span text:style-name="T4"><text:line-break/></text:span><text:span text:style-name="T1">Je l’aperçois, elle vous répondra.</text:span></text:p>
      <text:p text:style-name="P1"><text:span text:style-name="T2"> </text:span></text:p>
      <text:p text:style-name="P1"><text:span text:style-name="T2">(Léonor entre et fait signe aux jeunes filles de s’éloigner.)</text:span></text:p>
      <text:p text:style-name="P1"><text:span text:style-name="T1"> </text:span></text:p>
      <text:p text:style-name="P1"><text:span text:style-name="T1">Scène cinquième</text:span></text:p>
      <text:p text:style-name="P1"><text:span text:style-name="T1"> </text:span></text:p>
      <text:p text:style-name="P1"><text:span text:style-name="T2">Fernand et Léonor.</text:span></text:p>
      <text:p text:style-name="P1"><text:span text:style-name="T1"> </text:span></text:p>
      <text:p text:style-name="P1"><text:span text:style-name="T1"> </text:span></text:p>
      <text:p text:style-name="P1"><text:span text:style-name="T1"> </text:span></text:p>
      <text:p text:style-name="P1"><text:span text:style-name="T1">LÉONOR</text:span><text:span text:style-name="T4"><text:line-break/></text:span><text:span text:style-name="T1">Mon idole! Dieu t’envoie.</text:span><text:span text:style-name="T4"><text:line-break/></text:span><text:span text:style-name="T1">Viens, ah! Viens, que je te voie!</text:span><text:span text:style-name="T4"><text:line-break/></text:span><text:span text:style-name="T1">Ta présence fait ma joie</text:span><text:span text:style-name="T4"><text:line-break/></text:span><text:span text:style-name="T1">et d’ivresse emplit mon cour.</text:span></text:p>
      <text:p text:style-name="P1"><text:span text:style-name="T1">FERNAND</text:span><text:span text:style-name="T4"><text:line-break/></text:span><text:span text:style-name="T1">Pour toi des saints autels j’ai brisé l’esclavage.</text:span></text:p>
      <text:p text:style-name="P1"><text:span text:style-name="T1">LÉONOR</text:span><text:span text:style-name="T4"><text:line-break/></text:span><text:span text:style-name="T1">Et depuis lors mon pouvoir protecteur</text:span><text:span text:style-name="T4"><text:line-break/></text:span><text:span text:style-name="T1">veilla sur tes destins, et sur ce doux rivage</text:span><text:span text:style-name="T4"><text:line-break/></text:span><text:span text:style-name="T1">conduisit en secret tes pas…</text:span></text:p>
      <text:p text:style-name="P1"><text:span text:style-name="T1">FERNAND</text:span><text:span text:style-name="T4"><text:line-break/></text:span><text:span text:style-name="T1">Pour mon bonheur!</text:span></text:p>
      <text:p text:style-name="P1"><text:span text:style-name="T1">LÉONOR</text:span><text:span text:style-name="T4"><text:line-break/></text:span><text:span text:style-name="T1">Pour ta perte peut-être!</text:span></text:p>
      <text:p text:style-name="P1"><text:span text:style-name="T1">FERNAND</text:span><text:span text:style-name="T4"><text:line-break/></text:span><text:span text:style-name="T1">Par pitié, fais-moi connaître</text:span><text:span text:style-name="T4"><text:line-break/></text:span><text:span text:style-name="T1">quel péril pour nous peut naître;</text:span><text:span text:style-name="T4"><text:line-break/></text:span><text:span text:style-name="T1">de ton cour si je suis maître,</text:span><text:span text:style-name="T4"><text:line-break/></text:span><text:span text:style-name="T1">quel malheur craindre ici-bas?</text:span></text:p>
      <text:p text:style-name="P1"><text:span text:style-name="T1">LÉONOR</text:span><text:span text:style-name="T4"><text:line-break/></text:span><text:span text:style-name="T1">Ah! De mon sort que ne suis-je maîtresse!</text:span></text:p>
      <text:p text:style-name="P1"><text:span text:style-name="T1">FERNAND</text:span><text:span text:style-name="T4"><text:line-break/></text:span><text:span text:style-name="T1">Qui donc es-tu?</text:span></text:p>
      <text:p text:style-name="P1"><text:span text:style-name="T1">LÉONOR</text:span><text:span text:style-name="T4"><text:line-break/></text:span><text:span text:style-name="T1">Ne le demande pas.</text:span></text:p>
      <text:p text:style-name="P1"><text:span text:style-name="T1">FERNAND</text:span><text:span text:style-name="T4"><text:line-break/></text:span><text:span text:style-name="T1">J’obéis… Mais un mot, un seul!… Si ta tendresse</text:span><text:span text:style-name="T4"><text:line-break/></text:span><text:span text:style-name="T1">à la mienne répond, partage mon destin</text:span><text:span text:style-name="T4"><text:line-break/></text:span><text:span text:style-name="T1">et du pauvre Fernand daigne accepter la main.</text:span></text:p>
      <text:p text:style-name="P1"><text:span text:style-name="T1">LÉONOR</text:span><text:span text:style-name="T4"><text:line-break/></text:span><text:span text:style-name="T1">Je le voudrais… Je ne le puis!</text:span></text:p>
      <text:p text:style-name="P1"><text:span text:style-name="T1">FERNAND</text:span><text:span text:style-name="T4"><text:line-break/></text:span><text:span text:style-name="T1">Qu’entends-je,</text:span><text:span text:style-name="T4"><text:line-break/></text:span><text:span text:style-name="T1">O destinée étrange!</text:span><text:span text:style-name="T4"><text:line-break/></text:span><text:span text:style-name="T1">O sort plein de rigueur!</text:span></text:p>
      <text:p text:style-name="P1"><text:span text:style-name="T1">LÉONOR</text:span><text:span text:style-name="T4"><text:line-break/></text:span><text:span text:style-name="T2">(à part)</text:span><text:span text:style-name="T4"><text:line-break/></text:span><text:span text:style-name="T1">C’est Dieu… Dieu qui se venge</text:span><text:span text:style-name="T4"><text:line-break/></text:span><text:span text:style-name="T1">et qui brise mon cour.</text:span><text:span text:style-name="T4"><text:line-break/></text:span><text:span text:style-name="T2">(à Fernand, lui montrant un parchemin)</text:span><text:span text:style-name="T4"><text:line-break/></text:span><text:span text:style-name="T1">Songeant à toi plus qu’à moi-même,</text:span><text:span text:style-name="T4"><text:line-break/></text:span><text:span text:style-name="T1">chaque jour je voulais te donner cet écrit…</text:span><text:span text:style-name="T4"><text:line-break/></text:span><text:span text:style-name="T1">J’hésitais chaque jour…</text:span></text:p>
      <text:p text:style-name="P1"><text:span text:style-name="T1">FERNAND</text:span><text:span text:style-name="T4"><text:line-break/></text:span><text:span text:style-name="T1">Pourquoi?</text:span></text:p>
      <text:p text:style-name="P1"><text:span text:style-name="T1">LÉONOR</text:span><text:span text:style-name="T4"><text:line-break/></text:span><text:span text:style-name="T1">N’as-tu pas dit</text:span><text:span text:style-name="T4"><text:line-break/></text:span><text:span text:style-name="T1">que pour ton cour l’honneur était le bien suprême?</text:span></text:p>
      <text:p text:style-name="P1"><text:span text:style-name="T1">FERNAND</text:span><text:span text:style-name="T4"><text:line-break/></text:span><text:span text:style-name="T1">Je l’ai dit.</text:span></text:p>
      <text:p text:style-name="P1"><text:span text:style-name="T1">LÉONOR</text:span><text:span text:style-name="T4"><text:line-break/></text:span><text:span text:style-name="T1">J’assurais par là ton avenir…</text:span><text:span text:style-name="T4"><text:line-break/></text:span><text:span text:style-name="T1">Mais il t’ordonne…</text:span></text:p>
      <text:p text:style-name="P1"><text:span text:style-name="T1">FERNAND</text:span><text:span text:style-name="T4"><text:line-break/></text:span><text:span text:style-name="T1">Eh! Quoi donc?</text:span></text:p>
      <text:p text:style-name="P1"><text:span text:style-name="T1">LÉONOR</text:span><text:span text:style-name="T4"><text:line-break/></text:span><text:span text:style-name="T1">De me fuir.</text:span></text:p>
      <text:p text:style-name="P1"><text:span text:style-name="T1">FERNAND</text:span><text:span text:style-name="T4"><text:line-break/></text:span><text:span text:style-name="T1">Jamais!</text:span></text:p>
      <text:p text:style-name="P1"><text:span text:style-name="T1">LÉONOR</text:span><text:span text:style-name="T4"><text:line-break/></text:span><text:span text:style-name="T1">Il faut m’oublier et partir.</text:span></text:p>
      <text:p text:style-name="P1"><text:span text:style-name="T1">FERNAND</text:span><text:span text:style-name="T4"><text:line-break/></text:span><text:span text:style-name="T1">Que moi je t’oublie!</text:span><text:span text:style-name="T4"><text:line-break/></text:span><text:span text:style-name="T1">Ne plus te revoir!</text:span><text:span text:style-name="T4"><text:line-break/></text:span><text:span text:style-name="T1">T’aimer, c’est ma vie;</text:span><text:span text:style-name="T4"><text:line-break/></text:span><text:span text:style-name="T1">sans toi plus d’espoir</text:span><text:span text:style-name="T4"><text:line-break/></text:span><text:span text:style-name="T1">mon cour, qui se brise,</text:span><text:span text:style-name="T4"><text:line-break/></text:span><text:span text:style-name="T1">sera froid, mon Dieu!</text:span><text:span text:style-name="T4"><text:line-break/></text:span><text:span text:style-name="T1">Avant qu’il te dise</text:span><text:span text:style-name="T4"><text:line-break/></text:span><text:span text:style-name="T1">ce fatal adieu.</text:span><text:span text:style-name="T4"><text:line-break/></text:span><text:span text:style-name="T1">Maudit sur la terre,</text:span><text:span text:style-name="T4"><text:line-break/></text:span><text:span text:style-name="T1">hélas! Sous quels cieux</text:span><text:span text:style-name="T4"><text:line-break/></text:span><text:span text:style-name="T1">traîner ma misère?</text:span><text:span text:style-name="T4"><text:line-break/></text:span><text:span text:style-name="T1">Où puis-je être heureux?</text:span></text:p>
      <text:p text:style-name="P1"><text:span text:style-name="T1">LÉONOR</text:span><text:span text:style-name="T4"><text:line-break/></text:span><text:span text:style-name="T1">Adieu! Pars! Oublie</text:span><text:span text:style-name="T4"><text:line-break/></text:span><text:span text:style-name="T1">ton rêve et nos voux;</text:span><text:span text:style-name="T4"><text:line-break/></text:span><text:span text:style-name="T1">l’amour qui nous lie</text:span><text:span text:style-name="T4"><text:line-break/></text:span><text:span text:style-name="T1">nous perdrait tous deux.</text:span><text:span text:style-name="T4"><text:line-break/></text:span><text:span text:style-name="T1">Mon âme, qui saigne</text:span><text:span text:style-name="T4"><text:line-break/></text:span><text:span text:style-name="T1">de mille douleurs,</text:span><text:span text:style-name="T4"><text:line-break/></text:span><text:span text:style-name="T1">se brise et dédaigne</text:span><text:span text:style-name="T4"><text:line-break/></text:span><text:span text:style-name="T1">la plainte et les pleurs.</text:span><text:span text:style-name="T4"><text:line-break/></text:span><text:span text:style-name="T1">Adieu sur la terre!</text:span><text:span text:style-name="T4"><text:line-break/></text:span><text:span text:style-name="T1">Et si jusqu’aux cieux</text:span><text:span text:style-name="T4"><text:line-break/></text:span><text:span text:style-name="T1">parvient ma prière,</text:span><text:span text:style-name="T4"><text:line-break/></text:span><text:span text:style-name="T1">tu dois être heureux!</text:span></text:p>
      <text:p text:style-name="P1"><text:span text:style-name="T1"> </text:span></text:p>
      <text:p text:style-name="P1"><text:span text:style-name="T1"> </text:span></text:p>
      <text:p text:style-name="P1"><text:span text:style-name="T1">Scène sixième</text:span></text:p>
      <text:p text:style-name="P1"><text:span text:style-name="T2">Les mêmes; Inez.</text:span></text:p>
      <text:p text:style-name="P1"><text:span text:style-name="T1"> </text:span></text:p>
      <text:p text:style-name="P1"><text:span text:style-name="T1"> </text:span></text:p>
      <text:p text:style-name="P1"><text:span text:style-name="T1">INEZ</text:span><text:span text:style-name="T4"><text:line-break/></text:span><text:span text:style-name="T2">(accourant toute tremblante)</text:span><text:span text:style-name="T4"><text:line-break/></text:span><text:span text:style-name="T1">Ah! madame, madame.</text:span></text:p>
      <text:p text:style-name="P1"><text:span text:style-name="T1">LÉONOR</text:span><text:span text:style-name="T4"><text:line-break/></text:span><text:span text:style-name="T1">Qu’est-ce donc?</text:span></text:p>
      <text:p text:style-name="P1"><text:span text:style-name="T1">INEZ</text:span><text:span text:style-name="T4"><text:line-break/></text:span><text:span text:style-name="T1">C’est le roi!</text:span><text:span text:style-name="T4"><text:line-break/></text:span><text:span text:style-name="T1">LÉONOR</text:span><text:span text:style-name="T4"><text:line-break/></text:span><text:span text:style-name="T1">O! Ciel!</text:span></text:p>
      <text:p text:style-name="P1"><text:span text:style-name="T1">FERNAND</text:span><text:span text:style-name="T4"><text:line-break/></text:span><text:span text:style-name="T2">(surpris)</text:span><text:span text:style-name="T4"><text:line-break/></text:span><text:span text:style-name="T1">Le roi!</text:span></text:p>
      <text:p text:style-name="P1"><text:span text:style-name="T1">LÉONOR</text:span><text:span text:style-name="T4"><text:line-break/></text:span><text:span text:style-name="T2">(à part)</text:span><text:span text:style-name="T4"><text:line-break/></text:span><text:span text:style-name="T1">J’ai tressailli d’effroi</text:span><text:span text:style-name="T4"><text:line-break/></text:span><text:span text:style-name="T1">jusqu’au fond de mon âme!</text:span><text:span text:style-name="T4"><text:line-break/></text:span><text:span text:style-name="T2">(à Inez)</text:span><text:span text:style-name="T4"><text:line-break/></text:span><text:span text:style-name="T1">Je te suis.</text:span><text:span text:style-name="T4"><text:line-break/></text:span><text:span text:style-name="T2">(à Fernand, lui remettant le parchemin</text:span><text:span text:style-name="T3"><text:line-break/></text:span><text:span text:style-name="T2">qu’elle lui a montré)</text:span><text:span text:style-name="T4"><text:line-break/></text:span><text:span text:style-name="T1">Tiens, lis,</text:span><text:span text:style-name="T4"><text:line-break/></text:span><text:span text:style-name="T1">et surtout obéis.</text:span><text:span text:style-name="T4"><text:line-break/></text:span><text:span text:style-name="T1">Adieu! Pars, oublie</text:span><text:span text:style-name="T4"><text:line-break/></text:span><text:span text:style-name="T1">ton rêve et nos voux;</text:span><text:span text:style-name="T4"><text:line-break/></text:span><text:span text:style-name="T1">l’amour qui nous lie</text:span><text:span text:style-name="T4"><text:line-break/></text:span><text:span text:style-name="T1">nous perdrait tous deux.</text:span><text:span text:style-name="T4"><text:line-break/></text:span><text:span text:style-name="T1">Mon âme, qui saigne</text:span><text:span text:style-name="T4"><text:line-break/></text:span><text:span text:style-name="T1">de mille douleurs,</text:span><text:span text:style-name="T4"><text:line-break/></text:span><text:span text:style-name="T1">se brise et dédaigne</text:span><text:span text:style-name="T4"><text:line-break/></text:span><text:span text:style-name="T1">la plainte et les pleurs.</text:span><text:span text:style-name="T4"><text:line-break/></text:span><text:span text:style-name="T1">Adieu sur la terre!</text:span><text:span text:style-name="T4"><text:line-break/></text:span><text:span text:style-name="T1">Et si jusqu’aux cieux</text:span><text:span text:style-name="T4"><text:line-break/></text:span><text:span text:style-name="T1">parvient ma prière,</text:span><text:span text:style-name="T4"><text:line-break/></text:span><text:span text:style-name="T1">tu dois être heureux!</text:span></text:p>
      <text:p text:style-name="P1"><text:span text:style-name="T1">FERNAND</text:span><text:span text:style-name="T4"><text:line-break/></text:span><text:span text:style-name="T1">Que moi je t’oublie!</text:span><text:span text:style-name="T4"><text:line-break/></text:span><text:span text:style-name="T1">Ne plus te revoir!</text:span><text:span text:style-name="T4"><text:line-break/></text:span><text:span text:style-name="T1">T’aimer c’est ma vie;</text:span><text:span text:style-name="T4"><text:line-break/></text:span><text:span text:style-name="T1">sans toi plus d’espoir.</text:span><text:span text:style-name="T4"><text:line-break/></text:span><text:span text:style-name="T1">Mon cour, qui se brise,</text:span><text:span text:style-name="T4"><text:line-break/></text:span><text:span text:style-name="T1">sera froid, mon Dieu!</text:span><text:span text:style-name="T4"><text:line-break/></text:span><text:span text:style-name="T1">Avant qu’il te dise</text:span><text:span text:style-name="T4"><text:line-break/></text:span><text:span text:style-name="T1">ce fatal adieu.</text:span><text:span text:style-name="T4"><text:line-break/></text:span><text:span text:style-name="T1">Maudit sur la terre,</text:span><text:span text:style-name="T4"><text:line-break/></text:span><text:span text:style-name="T1">hélas! Sous quels cieux</text:span><text:span text:style-name="T4"><text:line-break/></text:span><text:span text:style-name="T1">traîner ma misère?</text:span><text:span text:style-name="T4"><text:line-break/></text:span><text:span text:style-name="T1">où puis-je être heureux?</text:span></text:p>
      <text:p text:style-name="P1"><text:span text:style-name="T2"> </text:span></text:p>
      <text:p text:style-name="P1"><text:span text:style-name="T2">(Léonor jette à Fernand un dernier adieu,</text:span><text:span text:style-name="T3"><text:line-break/></text:span><text:span text:style-name="T2">puis sort avec précipitation.)</text:span></text:p>
      <text:p text:style-name="P1"><text:span text:style-name="T1"> </text:span></text:p>
      <text:p text:style-name="P1"><text:span text:style-name="T1">Scène septième</text:span></text:p>
      <text:p text:style-name="P1"><text:span text:style-name="T1"> </text:span></text:p>
      <text:p text:style-name="P1"><text:span text:style-name="T1">Fernand et Inez.</text:span></text:p>
      <text:p text:style-name="P1"><text:span text:style-name="T1"> </text:span></text:p>
      <text:p text:style-name="P1"><text:span text:style-name="T1"> </text:span></text:p>
      <text:p text:style-name="P1"><text:span text:style-name="T1"> </text:span></text:p>
      <text:p text:style-name="P1"><text:span text:style-name="T1">FERNAND</text:span><text:span text:style-name="T4"><text:line-break/></text:span><text:span text:style-name="T2">(qui a retenu Inez, prête à suivre Léonor)</text:span><text:span text:style-name="T4"><text:line-break/></text:span><text:span text:style-name="T1">Celui qui vient la chercher…</text:span></text:p>
      <text:p text:style-name="P1"><text:span text:style-name="T1">INEZ</text:span><text:span text:style-name="T4"><text:line-break/></text:span><text:span text:style-name="T1">Oh! Silence!</text:span><text:span text:style-name="T4"><text:line-break/></text:span><text:span text:style-name="T1">C’est le roi!</text:span></text:p>
      <text:p text:style-name="P1"><text:span text:style-name="T1">FERNAND</text:span><text:span text:style-name="T4"><text:line-break/></text:span><text:span text:style-name="T1">Je sais tout: son rang, sa naissance,</text:span><text:span text:style-name="T4"><text:line-break/></text:span><text:span text:style-name="T1">la rapprochent du trône… et moi!</text:span><text:span text:style-name="T4"><text:line-break/></text:span><text:span text:style-name="T1">Moi, malheureux, obscur et sans gloire…</text:span></text:p>
      <text:p text:style-name="P1"><text:span text:style-name="T1">INEZ</text:span><text:span text:style-name="T4"><text:line-break/></text:span><text:span text:style-name="T1">Prudence!</text:span></text:p>
      <text:p text:style-name="P1"><text:span text:style-name="T2"> </text:span></text:p>
      <text:p text:style-name="P1"><text:span text:style-name="T2">(elle lui fait signe de se taire et s’enfuit)</text:span></text:p>
      <text:p text:style-name="P1"><text:span text:style-name="T1"> </text:span></text:p>
      <text:p text:style-name="P1"><text:span text:style-name="T1"> </text:span></text:p>
      <text:p text:style-name="P1"><text:span text:style-name="T1">Scène huitième</text:span></text:p>
      <text:p text:style-name="P1"><text:span text:style-name="T1"> </text:span></text:p>
      <text:p text:style-name="P1"><text:span text:style-name="T2">Fernand.</text:span></text:p>
      <text:p text:style-name="P1"><text:span text:style-name="T1"> </text:span></text:p>
      <text:p text:style-name="P1"><text:span text:style-name="T1"> </text:span></text:p>
      <text:p text:style-name="P1"><text:span text:style-name="T1">FERNAND</text:span><text:span text:style-name="T4"><text:line-break/></text:span><text:span text:style-name="T2">(seul)</text:span><text:span text:style-name="T4"><text:line-break/></text:span><text:span text:style-name="T1">Je ne méritais pas son amour et son cour.</text:span><text:span text:style-name="T4"><text:line-break/></text:span><text:span text:style-name="T1">(il regarde le parchemin que Léonor lui a remis, et pousse un cri de joie)</text:span><text:span text:style-name="T4"><text:line-break/></text:span><text:span text:style-name="T1">O ciel! Elle veut donc que j’en devienne digne!</text:span><text:span text:style-name="T4"><text:line-break/></text:span><text:span text:style-name="T1">Oui… ce titre, ce rang et cet honneur insigne!…</text:span><text:span text:style-name="T4"><text:line-break/></text:span><text:span text:style-name="T1">Moi… Fernand! Capitaine! Et par elle, ô bonheur!</text:span><text:span text:style-name="T4"><text:line-break/></text:span><text:span text:style-name="T1">Oui, ta voix m’inspire,</text:span><text:span text:style-name="T4"><text:line-break/></text:span><text:span text:style-name="T1">et sous ton empire,</text:span><text:span text:style-name="T4"><text:line-break/></text:span><text:span text:style-name="T1">un double délire</text:span><text:span text:style-name="T4"><text:line-break/></text:span><text:span text:style-name="T1">m’exalte en ce jour;</text:span><text:span text:style-name="T4"><text:line-break/></text:span><text:span text:style-name="T1">à toi je me livre,</text:span><text:span text:style-name="T4"><text:line-break/></text:span><text:span text:style-name="T1">l’espoir va me suivre,</text:span><text:span text:style-name="T4"><text:line-break/></text:span><text:span text:style-name="T1">et mon cour s’enivre</text:span><text:span text:style-name="T4"><text:line-break/></text:span><text:span text:style-name="T1">de gloire et d’amour.</text:span><text:span text:style-name="T4"><text:line-break/></text:span><text:span text:style-name="T1">Adieu donc, doux rivage,</text:span><text:span text:style-name="T4"><text:line-break/></text:span><text:span text:style-name="T1">témoin de mon bonheur!</text:span><text:span text:style-name="T4"><text:line-break/></text:span><text:span text:style-name="T1">Bientôt sous votre ombrage</text:span><text:span text:style-name="T4"><text:line-break/></text:span><text:span text:style-name="T1">je reviendrai vainqueur.</text:span><text:span text:style-name="T4"><text:line-break/></text:span><text:span text:style-name="T1">Oui, ta voix m’inspire,</text:span><text:span text:style-name="T4"><text:line-break/></text:span><text:span text:style-name="T1">et sous ton empire,</text:span><text:span text:style-name="T4"><text:line-break/></text:span><text:span text:style-name="T1">un double délire</text:span><text:span text:style-name="T4"><text:line-break/></text:span><text:span text:style-name="T1">m’exalte en ce jour;</text:span><text:span text:style-name="T4"><text:line-break/></text:span><text:span text:style-name="T1">à toi je me livre,</text:span><text:span text:style-name="T4"><text:line-break/></text:span><text:span text:style-name="T1">l’espoir va me suivre,</text:span><text:span text:style-name="T4"><text:line-break/></text:span><text:span text:style-name="T1">et mon cour s’enivre</text:span><text:span text:style-name="T4"><text:line-break/></text:span><text:span text:style-name="T1">de gloire et d’amour.</text:span></text:p>
      <text:p text:style-name="P1"><text:span text:style-name="T1"> </text:span></text:p>
      <text:p text:style-name="P1"><text:span text:style-name="T1">ACTE DEUXIÈME</text:span></text:p>
      <text:p text:style-name="P1"><text:span text:style-name="T2"> </text:span></text:p>
      <text:p text:style-name="P1"><text:span text:style-name="T2">Un galerie ouverte, à travers laquelle on aperçoit l’Alcazar et ses jardins.</text:span></text:p>
      <text:p text:style-name="P1"><text:span text:style-name="T1"> </text:span></text:p>
      <text:p text:style-name="P1"><text:span text:style-name="T1">Scène première</text:span></text:p>
      <text:p text:style-name="P1"><text:span text:style-name="T1"> </text:span></text:p>
      <text:p text:style-name="P1"><text:span text:style-name="T2">Le roi et Don Gaspar.</text:span></text:p>
      <text:p text:style-name="P1"><text:span text:style-name="T1"> </text:span></text:p>
      <text:p text:style-name="P1"><text:span text:style-name="T1">LE ROI</text:span><text:span text:style-name="T4"><text:line-break/></text:span><text:span text:style-name="T1">Jardins de l’Alcazar, délices des rois Maures,</text:span><text:span text:style-name="T4"><text:line-break/></text:span><text:span text:style-name="T1">que j’aime à promener sous vos vieux sycomores</text:span><text:span text:style-name="T4"><text:line-break/></text:span><text:span text:style-name="T1">les rêves amoureux dont s’enivre mon cour!</text:span></text:p>
      <text:p text:style-name="P1"><text:span text:style-name="T1">DON GASPAR</text:span><text:span text:style-name="T4"><text:line-break/></text:span><text:span text:style-name="T1">Du vaincu le palais appartien au vainqueur.</text:span><text:span text:style-name="T4"><text:line-break/></text:span><text:span text:style-name="T1">Par vous le Christ triomphe, Ismaël fuit et tremble.</text:span></text:p>
      <text:p text:style-name="P1"><text:span text:style-name="T1">LE ROI</text:span><text:span text:style-name="T4"><text:line-break/></text:span><text:span text:style-name="T1">Oui, les rois de Maroc et de Grenade ensemble</text:span><text:span text:style-name="T4"><text:line-break/></text:span><text:span text:style-name="T1">ont près de Tarifa vu tomber le croissant.</text:span></text:p>
      <text:p text:style-name="P1"><text:span text:style-name="T1">DON GASPAR</text:span><text:span text:style-name="T4"><text:line-break/></text:span><text:span text:style-name="T1">À vous la gloire, sire!</text:span></text:p>
      <text:p text:style-name="P1"><text:span text:style-name="T1">LE ROI</text:span><text:span text:style-name="T4"><text:line-break/></text:span><text:span text:style-name="T1">Oui, grâce au bras puissant</text:span><text:span text:style-name="T4"><text:line-break/></text:span><text:span text:style-name="T1">de Fernand, ce héros qu’un seul jour fit connaître,</text:span><text:span text:style-name="T4"><text:line-break/></text:span><text:span text:style-name="T1">qui rallia l’armée et qui sauva son maître…</text:span><text:span text:style-name="T4"><text:line-break/></text:span><text:span text:style-name="T1">je l’attends à Séville, et je veux dans ma cour</text:span><text:span text:style-name="T4"><text:line-break/></text:span><text:span text:style-name="T1">aux yeux de tous honorer son courage.</text:span></text:p>
      <text:p text:style-name="P1"><text:span text:style-name="T1">DON GASPAR</text:span><text:span text:style-name="T4"><text:line-break/></text:span><text:span text:style-name="T1">Du saint-père on annonce un important message.</text:span></text:p>
      <text:p text:style-name="P1"><text:span text:style-name="T1">LE ROI</text:span><text:span text:style-name="T4"><text:line-break/></text:span><text:span text:style-name="T2">(avec impatience et à part.)</text:span><text:span text:style-name="T4"><text:line-break/></text:span><text:span text:style-name="T1">De son sceptre sacré le poids devient trop lourd.</text:span></text:p>
      <text:p text:style-name="P1"><text:span text:style-name="T2"> </text:span></text:p>
      <text:p text:style-name="P1"><text:span text:style-name="T2">(Don Gaspar, à qui le roi fait signe de se retirer,</text:span><text:span text:style-name="T3"><text:line-break/></text:span><text:span text:style-name="T2">s’incline avec respect et sort.)</text:span></text:p>
      <text:p text:style-name="P1"><text:span text:style-name="T1"> </text:span></text:p>
      <text:p text:style-name="P1"><text:span text:style-name="T1">Scène deuxième</text:span></text:p>
      <text:p text:style-name="P1"><text:span text:style-name="T2">Le Roi.</text:span></text:p>
      <text:p text:style-name="P1"><text:span text:style-name="T1"> </text:span></text:p>
      <text:p text:style-name="P1"><text:span text:style-name="T1"> </text:span></text:p>
      <text:p text:style-name="P1"><text:span text:style-name="T1">LE ROI</text:span><text:span text:style-name="T4"><text:line-break/></text:span><text:span text:style-name="T2">(seul, regardant don Gaspar qui s’éloigne)</text:span><text:span text:style-name="T4"><text:line-break/></text:span><text:span text:style-name="T1">Oui, tous ces courtisans dévorés par l’envie,</text:span><text:span text:style-name="T4"><text:line-break/></text:span><text:span text:style-name="T1">avec Rome formant une ligue ennemie,</text:span><text:span text:style-name="T4"><text:line-break/></text:span><text:span text:style-name="T1">ont contre mon amour dans l’ombre conspiré;</text:span><text:span text:style-name="T4"><text:line-break/></text:span><text:span text:style-name="T1">mais mois seul, Léonor! Seul je te défendrai.</text:span><text:span text:style-name="T4"><text:line-break/></text:span><text:span text:style-name="T1">Léonor! Viens, j’abandonne</text:span><text:span text:style-name="T4"><text:line-break/></text:span><text:span text:style-name="T1">dieu, mon peuple avec mon trône;</text:span><text:span text:style-name="T4"><text:line-break/></text:span><text:span text:style-name="T1">que ton cour à moi se donne!</text:span><text:span text:style-name="T4"><text:line-break/></text:span><text:span text:style-name="T1">Rien par moi n’est regretté,</text:span><text:span text:style-name="T4"><text:line-break/></text:span><text:span text:style-name="T1">si pour ciel et pour couronne</text:span><text:span text:style-name="T4"><text:line-break/></text:span><text:span text:style-name="T1">il me reste ta beauté.</text:span><text:span text:style-name="T4"><text:line-break/></text:span><text:span text:style-name="T1">Léonor! Mon amour brave</text:span><text:span text:style-name="T4"><text:line-break/></text:span><text:span text:style-name="T1">l’univers et Dieu pour toi;</text:span><text:span text:style-name="T4"><text:line-break/></text:span><text:span text:style-name="T1">à tes pieds, je suis esclave,</text:span><text:span text:style-name="T4"><text:line-break/></text:span><text:span text:style-name="T1">mais l’amant se relève roi!</text:span><text:span text:style-name="T4"><text:line-break/></text:span><text:span text:style-name="T1">Rien ne peut finir l’ivresse</text:span><text:span text:style-name="T4"><text:line-break/></text:span><text:span text:style-name="T1">de mes jours liés aux tiens;</text:span><text:span text:style-name="T4"><text:line-break/></text:span><text:span text:style-name="T1">pour toujours, belle maîtresse,</text:span><text:span text:style-name="T4"><text:line-break/></text:span><text:span text:style-name="T1">pour toujours tu m’appartiens.</text:span><text:span text:style-name="T4"><text:line-break/></text:span><text:span text:style-name="T2">(à don Gaspar, qui entre)</text:span><text:span text:style-name="T4"><text:line-break/></text:span><text:span text:style-name="T1">Pour la fête, préviens</text:span><text:span text:style-name="T4"><text:line-break/></text:span><text:span text:style-name="T1">toute ma cour.</text:span></text:p>
      <text:p text:style-name="P1"><text:span text:style-name="T2"> </text:span></text:p>
      <text:p text:style-name="P1"><text:span text:style-name="T2">Don Gaspar s’incline et sort.</text:span></text:p>
      <text:p text:style-name="P1"><text:span text:style-name="T1"> </text:span></text:p>
      <text:p text:style-name="P1"><text:span text:style-name="T1">Scène troisième</text:span></text:p>
      <text:p text:style-name="P1"><text:span text:style-name="T2">Le Roi, Léonor, entrant avec Inez et causant à demi-voix.</text:span></text:p>
      <text:p text:style-name="P1"><text:span text:style-name="T1"> </text:span></text:p>
      <text:p text:style-name="P1"><text:span text:style-name="T1"> </text:span></text:p>
      <text:p text:style-name="P1"><text:span text:style-name="T1">LÉONOR</text:span><text:span text:style-name="T4"><text:line-break/></text:span><text:span text:style-name="T1">Ainsi donc l’on raconte…</text:span></text:p>
      <text:p text:style-name="P1"><text:span text:style-name="T1">INEZ</text:span><text:span text:style-name="T4"><text:line-break/></text:span><text:span text:style-name="T1">Qu’il est vainqueur et glorieux.</text:span></text:p>
      <text:p text:style-name="P1"><text:span text:style-name="T1">LÉONOR</text:span><text:span text:style-name="T4"><text:line-break/></text:span><text:span text:style-name="T2">(avec joie)</text:span><text:span text:style-name="T4"><text:line-break/></text:span><text:span text:style-name="T1">Fernand! À lui la gloire!</text:span><text:span text:style-name="T4"><text:line-break/></text:span><text:span text:style-name="T2">(apercevant le roi)</text:span><text:span text:style-name="T4"><text:line-break/></text:span><text:span text:style-name="T1">O ciel!</text:span><text:span text:style-name="T4"><text:line-break/></text:span><text:span text:style-name="T2">(à part)</text:span><text:span text:style-name="T4"><text:line-break/></text:span><text:span text:style-name="T1">A moi la honte.</text:span></text:p>
      <text:p text:style-name="P1"><text:span text:style-name="T2">(le roi fait signe à Inez de se retirer,</text:span><text:span text:style-name="T3"><text:line-break/></text:span><text:span text:style-name="T2">puis il s’approche de Léonor)</text:span></text:p>
      <text:p text:style-name="P1"><text:span text:style-name="T1">LE ROI</text:span><text:span text:style-name="T4"><text:line-break/></text:span><text:span text:style-name="T1">Léonor! Tristement pourquoi baisser les yeux?</text:span></text:p>
      <text:p text:style-name="P1"><text:span text:style-name="T1">LÉONOR</text:span><text:span text:style-name="T4"><text:line-break/></text:span><text:span text:style-name="T1">Me croyez-vous heureuse? justes cieux!</text:span><text:span text:style-name="T4"><text:line-break/></text:span><text:span text:style-name="T1">Quand j’ai quitte le château de mon père,</text:span><text:span text:style-name="T4"><text:line-break/></text:span><text:span text:style-name="T1">pauvre fille abusée, hélas! sur cette terre</text:span><text:span text:style-name="T4"><text:line-break/></text:span><text:span text:style-name="T1">je croyais suivre un époux!…</text:span></text:p>
      <text:p text:style-name="P1"><text:span text:style-name="T1">LE ROI</text:span><text:span text:style-name="T4"><text:line-break/></text:span><text:span text:style-name="T2">(avec tendresse)</text:span><text:span text:style-name="T4"><text:line-break/></text:span><text:span text:style-name="T1">Ah! Tais-toi!</text:span></text:p>
      <text:p text:style-name="P1"><text:span text:style-name="T1">LÉONOR</text:span><text:span text:style-name="T4"><text:line-break/></text:span><text:span text:style-name="T1">Tu m’as trompée, Alphonse! En ce bois solitaire</text:span><text:span text:style-name="T4"><text:line-break/></text:span><text:span text:style-name="T1">dont l’ombre cache mal la maîtresse du roi,</text:span><text:span text:style-name="T4"><text:line-break/></text:span><text:span text:style-name="T1">le mépris de ta cour vient encore jusqu’à moi.</text:span></text:p>
      <text:p text:style-name="P1"><text:span text:style-name="T1">LE ROI</text:span><text:span text:style-name="T4"><text:line-break/></text:span><text:span text:style-name="T1">Oh! tais-toi, tais-toi!</text:span><text:span text:style-name="T4"><text:line-break/></text:span><text:span text:style-name="T1">Dans ce palais règnent pour te séduire</text:span><text:span text:style-name="T4"><text:line-break/></text:span><text:span text:style-name="T1">tous les plaisirs; tu marches sur des fleurs;</text:span><text:span text:style-name="T4"><text:line-break/></text:span><text:span text:style-name="T1">autour de toi, quand tu vois tout sourire,</text:span><text:span text:style-name="T4"><text:line-break/></text:span><text:span text:style-name="T1">ange d’amour, d’où viennent tes douleurs?</text:span></text:p>
      <text:p text:style-name="P1"><text:span text:style-name="T1">LÉONOR</text:span><text:span text:style-name="T4"><text:line-break/></text:span><text:span text:style-name="T1">Dans vos palais, ma pauvre âme soupire,</text:span><text:span text:style-name="T4"><text:line-break/></text:span><text:span text:style-name="T1">cachant son deuil sous l’or et sous les fleurs;</text:span><text:span text:style-name="T4"><text:line-break/></text:span><text:span text:style-name="T1">dieu seul le voit, sous mon triste sourire</text:span><text:span text:style-name="T4"><text:line-break/></text:span><text:span text:style-name="T1">mon cour flétri dévore bien des pleurs.</text:span></text:p>
      <text:p text:style-name="P1"><text:span text:style-name="T1">LE ROI</text:span><text:span text:style-name="T4"><text:line-break/></text:span><text:span text:style-name="T1">Mais d’où vient donc cette sombre tristesse?</text:span></text:p>
      <text:p text:style-name="P1"><text:span text:style-name="T1">LÉONOR</text:span><text:span text:style-name="T4"><text:line-break/></text:span><text:span text:style-name="T1">Vous me le demandez… à moi!</text:span><text:span text:style-name="T4"><text:line-break/></text:span><text:span text:style-name="T1">Ah! Loin de votre cour, par pitié, par tendresse,</text:span><text:span text:style-name="T4"><text:line-break/></text:span><text:span text:style-name="T1">laissez-moi fuir…</text:span></text:p>
      <text:p text:style-name="P1"><text:span text:style-name="T1">LE ROI</text:span><text:span text:style-name="T4"><text:line-break/></text:span><text:span text:style-name="T1">Non, compte sur ton roi</text:span><text:span text:style-name="T4"><text:line-break/></text:span><text:span text:style-name="T1">pour réussir, il faut me taire encore,</text:span><text:span text:style-name="T4"><text:line-break/></text:span><text:span text:style-name="T1">mais, avant peu, tu sauras, Léonor,</text:span><text:span text:style-name="T4"><text:line-break/></text:span><text:span text:style-name="T1">ce que mon cour a médité pour toi.</text:span></text:p>
      <text:p text:style-name="P1"><text:span text:style-name="T1">LÉONOR</text:span><text:span text:style-name="T4"><text:line-break/></text:span><text:span text:style-name="T1">Le prince ne peut rien pour moi.</text:span></text:p>
      <text:p text:style-name="P1"><text:span text:style-name="T1">LE ROI</text:span><text:span text:style-name="T4"><text:line-break/></text:span><text:span text:style-name="T1">Quoi! Mon amour, stérile flamme,</text:span><text:span text:style-name="T4"><text:line-break/></text:span><text:span text:style-name="T1">est sans puissance pour son âme!</text:span><text:span text:style-name="T4"><text:line-break/></text:span><text:span text:style-name="T1">Est-il pourtant destin plus beau?</text:span><text:span text:style-name="T4"><text:line-break/></text:span><text:span text:style-name="T1">Mais son bonheur semble un fardeau.</text:span></text:p>
      <text:p text:style-name="P1"><text:span text:style-name="T1">LÉONOR</text:span><text:span text:style-name="T4"><text:line-break/></text:span><text:span text:style-name="T2">(à part)</text:span><text:span text:style-name="T4"><text:line-break/></text:span><text:span text:style-name="T1">O mon amour! O chaste flamme!</text:span><text:span text:style-name="T4"><text:line-break/></text:span><text:span text:style-name="T1">Brûle dans l’ombre de mon âme,</text:span><text:span text:style-name="T4"><text:line-break/></text:span><text:span text:style-name="T1">consume-toi comme un flambeau</text:span><text:span text:style-name="T4"><text:line-break/></text:span><text:span text:style-name="T1">qui luit en vain dans un tombeau.</text:span></text:p>
      <text:p text:style-name="P1"><text:span text:style-name="T1">LE ROI</text:span><text:span text:style-name="T4"><text:line-break/></text:span><text:span text:style-name="T1">Bientôt j’aurai brisé cet hymen qui me lie.</text:span></text:p>
      <text:p text:style-name="P1"><text:span text:style-name="T1">LÉONOR</text:span><text:span text:style-name="T4"><text:line-break/></text:span><text:span text:style-name="T2">(avec épouvante)</text:span><text:span text:style-name="T4"><text:line-break/></text:span><text:span text:style-name="T1">Quoi!… La reine…</text:span></text:p>
      <text:p text:style-name="P1"><text:span text:style-name="T1">LE ROI</text:span><text:span text:style-name="T4"><text:line-break/></text:span><text:span text:style-name="T1">Pour toi mon cour la répudie.</text:span></text:p>
      <text:p text:style-name="P1"><text:span text:style-name="T1">LÉONOR</text:span><text:span text:style-name="T4"><text:line-break/></text:span><text:span text:style-name="T1">Et l’Église!</text:span></text:p>
      <text:p text:style-name="P1"><text:span text:style-name="T1">LE ROI</text:span><text:span text:style-name="T4"><text:line-break/></text:span><text:span text:style-name="T1">Qu’importe? Avant peu je promets</text:span><text:span text:style-name="T4"><text:line-break/></text:span><text:span text:style-name="T1">de placer sur ton front ma couronne…</text:span></text:p>
      <text:p text:style-name="P1"><text:span text:style-name="T1">LÉONOR</text:span><text:span text:style-name="T4"><text:line-break/></text:span><text:span text:style-name="T1">Oh! Jamais!</text:span></text:p>
      <text:p text:style-name="P1"><text:span text:style-name="T1">LE ROI</text:span><text:span text:style-name="T4"><text:line-break/></text:span><text:span text:style-name="T1">Je l’ai juré par le sceptre et l’épee.</text:span><text:span text:style-name="T4"><text:line-break/></text:span><text:span text:style-name="T1">Quand brillera ma couronne à ton front,</text:span><text:span text:style-name="T4"><text:line-break/></text:span><text:span text:style-name="T1">dans cette cour à te perdre occupée</text:span><text:span text:style-name="T4"><text:line-break/></text:span><text:span text:style-name="T1">tes ennemis devant toi trembleront.</text:span></text:p>
      <text:p text:style-name="P1"><text:span text:style-name="T1">LÉONOR</text:span><text:span text:style-name="T4"><text:line-break/></text:span><text:span text:style-name="T1">Tremblez aussi, car le sceptre et l’épée</text:span><text:span text:style-name="T4"><text:line-break/></text:span><text:span text:style-name="T1">sous l’anathème en vos mains périront.</text:span><text:span text:style-name="T4"><text:line-break/></text:span><text:span text:style-name="T1">Oui, moi! Régner! La couronne usurpée,</text:span><text:span text:style-name="T4"><text:line-break/></text:span><text:span text:style-name="T1">cercle de feu, me brûlerait le front.</text:span></text:p>
      <text:p text:style-name="P1"><text:span text:style-name="T1">LE ROI</text:span><text:span text:style-name="T4"><text:line-break/></text:span><text:span text:style-name="T1">Que ta douleur s’arrête!</text:span><text:span text:style-name="T4"><text:line-break/></text:span><text:span text:style-name="T1">Viens auprès de ton roi</text:span><text:span text:style-name="T4"><text:line-break/></text:span><text:span text:style-name="T1">prendre part à la fête</text:span><text:span text:style-name="T4"><text:line-break/></text:span><text:span text:style-name="T1">qu’il ordonna pour toi.</text:span></text:p>
      <text:p text:style-name="P1"><text:span text:style-name="T1"> </text:span></text:p>
      <text:p text:style-name="P1"><text:span text:style-name="T1"> </text:span></text:p>
      <text:p text:style-name="P1"><text:span text:style-name="T1">Scène quatrième</text:span></text:p>
      <text:p text:style-name="P1"><text:span text:style-name="T1"> </text:span></text:p>
      <text:p text:style-name="P1"><text:span text:style-name="T2">Le roi, Léonor, seigneurs et dames de la cour, pages et gardes.</text:span></text:p>
      <text:p text:style-name="P1"><text:span text:style-name="T2">Les seigneurs et les dames s’avancent vers le roi et s’inclinent.</text:span></text:p>
      <text:p text:style-name="P1"><text:span text:style-name="T2">Le roi conduit Léonor par la main jusqu’aux places</text:span><text:span text:style-name="T3"><text:line-break/></text:span><text:span text:style-name="T2">où ils s’asseyent pour présider à la fête.</text:span></text:p>
      <text:p text:style-name="P1"><text:span text:style-name="T2">Les seigneurs se rangent.</text:span></text:p>
      <text:p text:style-name="P1"><text:span text:style-name="T2">Des jeunes filles espagnoles</text:span><text:span text:style-name="T3"><text:line-break/></text:span><text:span text:style-name="T2">et des esclaves maures paraissent et forment les danses.</text:span></text:p>
      <text:p text:style-name="P1"><text:span text:style-name="T2">Dans le moment où la fête est le plus animée,</text:span><text:span text:style-name="T3"><text:line-break/></text:span><text:span text:style-name="T2">Don Gaspar entre avec agitation.</text:span></text:p>
      <text:p text:style-name="P1"><text:span text:style-name="T1"> </text:span></text:p>
      <text:p text:style-name="P1"><text:span text:style-name="T1">Scène cinquième</text:span></text:p>
      <text:p text:style-name="P1"><text:span text:style-name="T2">Les mêmes; Don Gaspar.</text:span></text:p>
      <text:p text:style-name="P1"><text:span text:style-name="T1"> </text:span></text:p>
      <text:p text:style-name="P1"><text:span text:style-name="T1">DON GASPAR</text:span><text:span text:style-name="T4"><text:line-break/></text:span><text:span text:style-name="T1">Ah! Sire!</text:span></text:p>
      <text:p text:style-name="P1"><text:span text:style-name="T1">LE ROI</text:span><text:span text:style-name="T4"><text:line-break/></text:span><text:span text:style-name="T1">Qu’est-ce donc?</text:span></text:p>
      <text:p text:style-name="P1"><text:span text:style-name="T1">DON GASPAR</text:span><text:span text:style-name="T4"><text:line-break/></text:span><text:span text:style-name="T2">(à demi-voix)</text:span><text:span text:style-name="T4"><text:line-break/></text:span><text:span text:style-name="T1">Vous refusiez de croire</text:span><text:span text:style-name="T4"><text:line-break/></text:span><text:span text:style-name="T1">d’un fidèle sujet les avertissements…</text:span><text:span text:style-name="T4"><text:line-break/></text:span><text:span text:style-name="T1">Celle que vous comblez de fortune et de gloire</text:span><text:span text:style-name="T4"><text:line-break/></text:span><text:span text:style-name="T1">trahissait en secret son souverain.</text:span></text:p>
      <text:p text:style-name="P1"><text:span text:style-name="T1">LE ROI</text:span><text:span text:style-name="T4"><text:line-break/></text:span><text:span text:style-name="T1">Tu mens!</text:span></text:p>
      <text:p text:style-name="P1"><text:span text:style-name="T1">DON GASPAR</text:span><text:span text:style-name="T4"><text:line-break/></text:span><text:span text:style-name="T1">Ce billet qu’un esclave avait remis pour elle</text:span><text:span text:style-name="T4"><text:line-break/></text:span><text:span text:style-name="T1">à sa confidente fidèle,</text:span><text:span text:style-name="T4"><text:line-break/></text:span><text:span text:style-name="T1">à cette jeune Inez…</text:span><text:span text:style-name="T4"><text:line-break/></text:span><text:span text:style-name="T2">(il remet une lettre au roi)</text:span><text:span text:style-name="T4"><text:line-break/></text:span><text:span text:style-name="T1">Sire, avais-je raison?</text:span></text:p>
      <text:p text:style-name="P1"><text:span text:style-name="T1">LE ROI</text:span><text:span text:style-name="T4"><text:line-break/></text:span><text:span text:style-name="T2">(éloignant d’un geste les courtisans)</text:span><text:span text:style-name="T4"><text:line-break/></text:span><text:span text:style-name="T1">Ah! Ce n’est pas possible!</text:span><text:span text:style-name="T4"><text:line-break/></text:span><text:span text:style-name="T2">(à Léonor, lui mettant la lettre sous les yeux)</text:span><text:span text:style-name="T4"><text:line-break/></text:span><text:span text:style-name="T1">Un autre ose t’écrire…</text:span></text:p>
      <text:p text:style-name="P1"><text:span text:style-name="T1">LÉONOR</text:span><text:span text:style-name="T4"><text:line-break/></text:span><text:span text:style-name="T2">(reconnaissant l’écriture; à part)</text:span><text:span text:style-name="T4"><text:line-break/></text:span><text:span text:style-name="T1">O ciel! Fernand! A peine je respire…</text:span></text:p>
      <text:p text:style-name="P1"><text:span text:style-name="T1">LE ROI</text:span><text:span text:style-name="T4"><text:line-break/></text:span><text:span text:style-name="T1">Réponds.</text:span></text:p>
      <text:p text:style-name="P1"><text:span text:style-name="T1">LÉONOR</text:span><text:span text:style-name="T4"><text:line-break/></text:span><text:span text:style-name="T1">Punissez-moi: je l’aime!</text:span></text:p>
      <text:p text:style-name="P1"><text:span text:style-name="T1">LE ROI</text:span><text:span text:style-name="T4"><text:line-break/></text:span><text:span text:style-name="T1">O trahison!</text:span><text:span text:style-name="T4"><text:line-break/></text:span><text:span text:style-name="T1">Son nom?</text:span></text:p>
      <text:p text:style-name="P1"><text:span text:style-name="T1">LÉONOR</text:span><text:span text:style-name="T4"><text:line-break/></text:span><text:span text:style-name="T1">Je puis mourir, mais non pas vous le dire.</text:span></text:p>
      <text:p text:style-name="P1"><text:span text:style-name="T1">LE ROI</text:span><text:span text:style-name="T4"><text:line-break/></text:span><text:span text:style-name="T1">Peut-être les tourments t’y forceront.</text:span></text:p>
      <text:p text:style-name="P1"><text:span text:style-name="T1">LÉONOR</text:span><text:span text:style-name="T4"><text:line-break/></text:span><text:span text:style-name="T1">Ah! Sire!</text:span></text:p>
      <text:p text:style-name="P1"><text:span text:style-name="T1"> </text:span></text:p>
      <text:p text:style-name="P1"><text:span text:style-name="T1"> </text:span></text:p>
      <text:p text:style-name="P1"><text:span text:style-name="T1">Scène sixième</text:span></text:p>
      <text:p text:style-name="P1"><text:span text:style-name="T2"> </text:span></text:p>
      <text:p text:style-name="P1"><text:span text:style-name="T2">Les mêmes; Balthazar, entrant, suivi par un moine</text:span><text:span text:style-name="T3"><text:line-break/></text:span><text:span text:style-name="T2">qui porte un parchemin auquel pend le sceau papal.</text:span></text:p>
      <text:p text:style-name="P1"><text:span text:style-name="T2">A l’apparition de Balthazar,</text:span><text:span text:style-name="T3"><text:line-break/></text:span><text:span text:style-name="T2">une grande agitation se manifeste parmi les assistants.</text:span></text:p>
      <text:p text:style-name="P1"><text:span text:style-name="T1"> </text:span></text:p>
      <text:p text:style-name="P1"><text:span text:style-name="T1">LE ROI</text:span><text:span text:style-name="T4"><text:line-break/></text:span><text:span text:style-name="T1">Quel est ce bruit… quel est l’audacieux?</text:span></text:p>
      <text:p text:style-name="P1"><text:span text:style-name="T1">BALTHAZAR</text:span><text:span text:style-name="T4"><text:line-break/></text:span><text:span text:style-name="T1">Moi, qui viens t’annoncer la colère des cieux.</text:span></text:p>
      <text:p text:style-name="P1"><text:span text:style-name="T1">LE ROI</text:span><text:span text:style-name="T4"><text:line-break/></text:span><text:span text:style-name="T1">Moine, que dites-vous?</text:span></text:p>
      <text:p text:style-name="P1"><text:span text:style-name="T1">BALTHAZAR</text:span><text:span text:style-name="T4"><text:line-break/></text:span><text:span text:style-name="T1">Roi de Castille… Alphonse!</text:span><text:span text:style-name="T4"><text:line-break/></text:span><text:span text:style-name="T1">Du saint-siège et du ciel j’apporte les décrets;</text:span><text:span text:style-name="T4"><text:line-break/></text:span><text:span text:style-name="T1">ne leur résistez plus, ou ma bouche prononce</text:span><text:span text:style-name="T4"><text:line-break/></text:span><text:span text:style-name="T1">l’anathème vengeur qui punit les forfaits.</text:span></text:p>
      <text:p text:style-name="P1"><text:span text:style-name="T1">LE ROI</text:span><text:span text:style-name="T4"><text:line-break/></text:span><text:span text:style-name="T1">Je sais ce qu’un chrétien doit au chef de l’Eglise;</text:span><text:span text:style-name="T4"><text:line-break/></text:span><text:span text:style-name="T1">prêtre, n’oubliez pas ce qu’on doit à son roi.</text:span></text:p>
      <text:p text:style-name="P1"><text:span text:style-name="T1">BALTHAZAR</text:span><text:span text:style-name="T4"><text:line-break/></text:span><text:span text:style-name="T1">Vous voulez pour l’objet dont l’amour vous maîtrise</text:span><text:span text:style-name="T4"><text:line-break/></text:span><text:span text:style-name="T1">répudier la reine et rompre votre foi.</text:span></text:p>
      <text:p text:style-name="P1"><text:span text:style-name="T1">LE ROI</text:span><text:span text:style-name="T4"><text:line-break/></text:span><text:span text:style-name="T1">Je le voulais.</text:span></text:p>
      <text:p text:style-name="P1"><text:span text:style-name="T1">TOUS</text:span><text:span text:style-name="T4"><text:line-break/></text:span><text:span text:style-name="T1">O ciel!</text:span></text:p>
      <text:p text:style-name="P1"><text:span text:style-name="T1">LE ROI</text:span><text:span text:style-name="T4"><text:line-break/></text:span><text:span text:style-name="T1">Telle était ma pensée.</text:span><text:span text:style-name="T4"><text:line-break/></text:span><text:span text:style-name="T2">(montrant Léonor)</text:span><text:span text:style-name="T4"><text:line-break/></text:span><text:span text:style-name="T1">Sur son front la couronne aurait été placée…</text:span><text:span text:style-name="T4"><text:line-break/></text:span><text:span text:style-name="T1">quel que soit mon vouloir, je suis maître et seigneur,</text:span><text:span text:style-name="T4"><text:line-break/></text:span><text:span text:style-name="T1">et n’ai pour juge ici que moi-même.</text:span></text:p>
      <text:p text:style-name="P1"><text:span text:style-name="T1">BALTHAZAR</text:span><text:span text:style-name="T4"><text:line-break/></text:span><text:span text:style-name="T1">Malheur !</text:span><text:span text:style-name="T4"><text:line-break/></text:span><text:span text:style-name="T1">Redoutez la fureur</text:span><text:span text:style-name="T4"><text:line-break/></text:span><text:span text:style-name="T1">d’un Dieu terrible et sage;</text:span><text:span text:style-name="T4"><text:line-break/></text:span><text:span text:style-name="T1">il punit qui l’outrage,</text:span><text:span text:style-name="T4"><text:line-break/></text:span><text:span text:style-name="T1">et pardonne au pécheur.</text:span><text:span text:style-name="T4"><text:line-break/></text:span><text:span text:style-name="T1">Vous bravez la tempête,</text:span><text:span text:style-name="T4"><text:line-break/></text:span><text:span text:style-name="T1">imprudent! Et sans voir</text:span><text:span text:style-name="T4"><text:line-break/></text:span><text:span text:style-name="T1">planer sur votre tête</text:span><text:span text:style-name="T4"><text:line-break/></text:span><text:span text:style-name="T1">l’ange du désespoir.</text:span><text:span text:style-name="T4"><text:line-break/></text:span><text:span text:style-name="T1">Vous tous qui m’écoutez, fuyez cette adultère;</text:span><text:span text:style-name="T4"><text:line-break/></text:span><text:span text:style-name="T1">fuyez, car cette femme est maudite de Dieu!</text:span></text:p>
      <text:p text:style-name="P1"><text:span text:style-name="T1">LÉONOR</text:span><text:span text:style-name="T4"><text:line-break/></text:span><text:span text:style-name="T1">Juste ciel!</text:span></text:p>
      <text:p text:style-name="P1"><text:span text:style-name="T1">LE ROI</text:span><text:span text:style-name="T4"><text:line-break/></text:span><text:span text:style-name="T1">Léonor!</text:span></text:p>
      <text:p text:style-name="P1"><text:span text:style-name="T1">BALTHAZAR</text:span><text:span text:style-name="T4"><text:line-break/></text:span><text:span text:style-name="T1">Fuyez !</text:span></text:p>
      <text:p text:style-name="P1"><text:span text:style-name="T1">TOUS</text:span><text:span text:style-name="T4"><text:line-break/></text:span><text:span text:style-name="T1">Quittons ce lieu.</text:span></text:p>
      <text:p text:style-name="P1"><text:span text:style-name="T1">LE ROI</text:span><text:span text:style-name="T4"><text:line-break/></text:span><text:span text:style-name="T2">(avec fureur)</text:span><text:span text:style-name="T4"><text:line-break/></text:span><text:span text:style-name="T1">Ah! De quel droit?</text:span></text:p>
      <text:p text:style-name="P1"><text:span text:style-name="T1">BALTHAZAR</text:span><text:span text:style-name="T4"><text:line-break/></text:span><text:span text:style-name="T1">Au nom du ciel et du saint-père!</text:span><text:span text:style-name="T4"><text:line-break/></text:span><text:span text:style-name="T1">Anathème sur eux, si, bravant nos décrets,</text:span><text:span text:style-name="T4"><text:line-break/></text:span><text:span text:style-name="T1">demain ils ne sont pas séparés pour jamais!</text:span></text:p>
      <text:p text:style-name="P1"><text:span text:style-name="T1">LE ROI</text:span><text:span text:style-name="T4"><text:line-break/></text:span><text:span text:style-name="T1">Ah! Qu’a-t-il dit? Par sa haine insensée</text:span><text:span text:style-name="T4"><text:line-break/></text:span><text:span text:style-name="T1">notre puissance est ici menacée!</text:span><text:span text:style-name="T4"><text:line-break/></text:span><text:span text:style-name="T1">Et la vengeance en mon âme blessée</text:span><text:span text:style-name="T4"><text:line-break/></text:span><text:span text:style-name="T1">sommeillerait quand je commande en roi!</text:span><text:span text:style-name="T4"><text:line-break/></text:span><text:span text:style-name="T1">Ah! Que mon spectre en cette main glacée</text:span><text:span text:style-name="T4"><text:line-break/></text:span><text:span text:style-name="T1">plutôt se brise et périsse avec moi!</text:span></text:p>
      <text:p text:style-name="P1"><text:span text:style-name="T1">LÉONOR</text:span><text:span text:style-name="T4"><text:line-break/></text:span><text:span text:style-name="T1">Ah! qu’a-t-il dit? Quelle horrible pensée!</text:span><text:span text:style-name="T4"><text:line-break/></text:span><text:span text:style-name="T1">Comme une infâme et bannie et chassée!</text:span><text:span text:style-name="T4"><text:line-break/></text:span><text:span text:style-name="T1">Le ciel ordonne, et mon âme insensée</text:span><text:span text:style-name="T4"><text:line-break/></text:span><text:span text:style-name="T1">appelle en vain la vengeance du roi.</text:span><text:span text:style-name="T4"><text:line-break/></text:span><text:span text:style-name="T1">Ah! pour cacher ma dépouille glacée,</text:span><text:span text:style-name="T4"><text:line-break/></text:span><text:span text:style-name="T1">c’est mon seul vou, terre ingrate, ouvre-toi!</text:span></text:p>
      <text:p text:style-name="P1"><text:span text:style-name="T1">BALTHAZAR</text:span><text:span text:style-name="T4"><text:line-break/></text:span><text:span text:style-name="T2">(prenant des mains du moine le parchemin</text:span><text:span text:style-name="T3"><text:line-break/></text:span><text:span text:style-name="T2">qu’il déroule aux yeux des assistants)</text:span><text:span text:style-name="T4"><text:line-break/></text:span><text:span text:style-name="T1">Du saint-père voici la bulle!</text:span><text:span text:style-name="T4"><text:line-break/></text:span><text:span text:style-name="T2">(tout le monde tombe à genoux)</text:span><text:span text:style-name="T4"><text:line-break/></text:span><text:span text:style-name="T1">Écoutez-moi:</text:span><text:span text:style-name="T4"><text:line-break/></text:span><text:span text:style-name="T1">Oui, du Seigneur la clémence est lassée!</text:span><text:span text:style-name="T4"><text:line-break/></text:span><text:span text:style-name="T1">Que Jézabel à l’instant soit chassée!</text:span><text:span text:style-name="T4"><text:line-break/></text:span><text:span text:style-name="T1">Le ciel ordonne, et cette âme insensée</text:span><text:span text:style-name="T4"><text:line-break/></text:span><text:span text:style-name="T1">appelle en vain la vengeance du roi!</text:span><text:span text:style-name="T4"><text:line-break/></text:span><text:span text:style-name="T1">Vous, fuyez tous, car la foudre est lancée,</text:span><text:span text:style-name="T4"><text:line-break/></text:span><text:span text:style-name="T1">et maudissez ce palais avec moi.</text:span></text:p>
      <text:p text:style-name="P1"><text:span text:style-name="T1">DON GASPAR et TOUTE LA COUR</text:span><text:span text:style-name="T4"><text:line-break/></text:span><text:span text:style-name="T1">Le ciel le veut! Sa clémence est lassée!</text:span><text:span text:style-name="T4"><text:line-break/></text:span><text:span text:style-name="T1">Que cette femme à l’instant soit chassée!</text:span><text:span text:style-name="T4"><text:line-break/></text:span><text:span text:style-name="T1">L’homme de Dieu sur sa tête abaissée</text:span><text:span text:style-name="T4"><text:line-break/></text:span><text:span text:style-name="T1">du châtiment fait descendre l’effroi.</text:span><text:span text:style-name="T4"><text:line-break/></text:span><text:span text:style-name="T1">Fuyons, fuyons, car la foudre est lancée</text:span><text:span text:style-name="T4"><text:line-break/></text:span><text:span text:style-name="T1">et ce palais va crouler sur le roi.</text:span></text:p>
      <text:p text:style-name="P1"><text:span text:style-name="T2"> </text:span></text:p>
      <text:p text:style-name="P1"><text:span text:style-name="T2">(Léonor sorté perdue, se cachant la tête dans les mains)</text:span></text:p>
      <text:p text:style-name="P1"><text:span text:style-name="T1"> </text:span></text:p>
      <text:p text:style-name="P1"><text:span text:style-name="T1">ACTE TROISIÈME</text:span></text:p>
      <text:p text:style-name="P1"><text:span text:style-name="T2">Une salle de l’Alcazar.</text:span></text:p>
      <text:p text:style-name="P1"><text:span text:style-name="T1"> </text:span></text:p>
      <text:p text:style-name="P1"><text:span text:style-name="T1">Scène première</text:span></text:p>
      <text:p text:style-name="P1"><text:span text:style-name="T2">Fernand.</text:span></text:p>
      <text:p text:style-name="P1"><text:span text:style-name="T1"> </text:span></text:p>
      <text:p text:style-name="P1"><text:span text:style-name="T1">FERNAND</text:span><text:span text:style-name="T4"><text:line-break/></text:span><text:span text:style-name="T2">(seul, entrant)</text:span><text:span text:style-name="T4"><text:line-break/></text:span><text:span text:style-name="T1">Me voici donc près d’elle!</text:span><text:span text:style-name="T4"><text:line-break/></text:span><text:span text:style-name="T1">Obscur je l’ai quitté et je reviens vainqueur.</text:span><text:span text:style-name="T4"><text:line-break/></text:span><text:span text:style-name="T1">Lorsqu’en sa cour le roi m’appelle,</text:span><text:span text:style-name="T4"><text:line-break/></text:span><text:span text:style-name="T1">d’amour, plus que d’orgueil, je sens battre mon cour.</text:span><text:span text:style-name="T4"><text:line-break/></text:span><text:span text:style-name="T1">Celle que j’aime en ce palais doit être,</text:span><text:span text:style-name="T4"><text:line-break/></text:span><text:span text:style-name="T1">je vais la voir, enfin! et la connaître.</text:span><text:span text:style-name="T4"><text:line-break/></text:span><text:span text:style-name="T2">(apercevant le roi, il se retire modestement)</text:span><text:span text:style-name="T4"><text:line-break/></text:span><text:span text:style-name="T1">C’est le roi!</text:span></text:p>
      <text:p text:style-name="P1"><text:span text:style-name="T1"> </text:span></text:p>
      <text:p text:style-name="P1"><text:span text:style-name="T1"> </text:span></text:p>
      <text:p text:style-name="P1"><text:span text:style-name="T1">Scène deuxième</text:span></text:p>
      <text:p text:style-name="P1"><text:span text:style-name="T2">Fernand, à l’écart; Le Roi, entrant tout pensif sans le voir;</text:span></text:p>
      <text:p text:style-name="P1"><text:span text:style-name="T2">don Gaspar suivant le roi.</text:span></text:p>
      <text:p text:style-name="P1"><text:span text:style-name="T1"> </text:span></text:p>
      <text:p text:style-name="P1"><text:span text:style-name="T1"> </text:span></text:p>
      <text:p text:style-name="P1"><text:span text:style-name="T1">DON GASPAR</text:span><text:span text:style-name="T4"><text:line-break/></text:span><text:span text:style-name="T1">De son sort avez-vous décidé?</text:span></text:p>
      <text:p text:style-name="P1"><text:span text:style-name="T1">LE ROI</text:span><text:span text:style-name="T4"><text:line-break/></text:span><text:span text:style-name="T2">(sans l’écouter, se parlant à lui-même)</text:span><text:span text:style-name="T4"><text:line-break/></text:span><text:span text:style-name="T1">Aux menaces d’un moine ainsi j’aurai cédé!</text:span></text:p>
      <text:p text:style-name="P1"><text:span text:style-name="T1">DON GASPAR</text:span><text:span text:style-name="T4"><text:line-break/></text:span><text:span text:style-name="T1">Le roi se fera-t-il justice?</text:span></text:p>
      <text:p text:style-name="P1"><text:span text:style-name="T1">LE ROI</text:span><text:span text:style-name="T4"><text:line-break/></text:span><text:span text:style-name="T1">Que Léonor vienne, et d’Inez, sa complice,</text:span><text:span text:style-name="T4"><text:line-break/></text:span><text:span text:style-name="T1">assurez-vous.</text:span><text:span text:style-name="T4"><text:line-break/></text:span><text:span text:style-name="T1">Don Gaspar s’incline et sort.</text:span></text:p>
      <text:p text:style-name="P1"><text:span text:style-name="T1">LE ROI</text:span><text:span text:style-name="T4"><text:line-break/></text:span><text:span text:style-name="T2">(apercevant Fernand)</text:span><text:span text:style-name="T4"><text:line-break/></text:span><text:span text:style-name="T1">C’est toi, viens, mon libérateur!</text:span><text:span text:style-name="T4"><text:line-break/></text:span><text:span text:style-name="T1">Ton roi te doit son salut.</text:span></text:p>
      <text:p text:style-name="P1"><text:span text:style-name="T1">FERNAND</text:span><text:span text:style-name="T4"><text:line-break/></text:span><text:span text:style-name="T1">Et l’honneur</text:span><text:span text:style-name="T4"><text:line-break/></text:span><text:span text:style-name="T1">m’a bien payé.</text:span></text:p>
      <text:p text:style-name="P1"><text:span text:style-name="T1">LE ROI</text:span><text:span text:style-name="T4"><text:line-break/></text:span><text:span text:style-name="T1">De ta vaillance</text:span><text:span text:style-name="T4"><text:line-break/></text:span><text:span text:style-name="T1">toi-même ici fixe la récompense;</text:span><text:span text:style-name="T4"><text:line-break/></text:span><text:span text:style-name="T1">ma parole de roi te l’assure en ce jour.</text:span></text:p>
      <text:p text:style-name="P1"><text:span text:style-name="T1">FERNAND</text:span><text:span text:style-name="T4"><text:line-break/></text:span><text:span text:style-name="T1">Sire! Au fond de mon âme,</text:span><text:span text:style-name="T4"><text:line-break/></text:span><text:span text:style-name="T1">pauvre soldat, j’aime une noble dame;</text:span><text:span text:style-name="T4"><text:line-break/></text:span><text:span text:style-name="T1">je dois tous mes succès, ma gloire à son amour…</text:span><text:span text:style-name="T4"><text:line-break/></text:span><text:span text:style-name="T1">accordez-moi sa main.</text:span></text:p>
      <text:p text:style-name="P1"><text:span text:style-name="T1">LE ROI</text:span><text:span text:style-name="T4"><text:line-break/></text:span><text:span text:style-name="T1">Je le veux. Quelle est-elle?</text:span></text:p>
      <text:p text:style-name="P1"><text:span text:style-name="T1">FERNAND</text:span><text:span text:style-name="T4"><text:line-break/></text:span><text:span text:style-name="T2">(apercevant Léonor qui entre)</text:span><text:span text:style-name="T4"><text:line-break/></text:span><text:span text:style-name="T1">Ah! Je l’eusse nommée en disant la plus belle!</text:span></text:p>
      <text:p text:style-name="P1"><text:span text:style-name="T1">LE ROI</text:span><text:span text:style-name="T4"><text:line-break/></text:span><text:span text:style-name="T2">(stupéfait)</text:span><text:span text:style-name="T4"><text:line-break/></text:span><text:span text:style-name="T1">Léonor !</text:span></text:p>
      <text:p text:style-name="P1"><text:span text:style-name="T1"> </text:span></text:p>
      <text:p text:style-name="P1"><text:span text:style-name="T1"> </text:span></text:p>
      <text:p text:style-name="P1"><text:span text:style-name="T1">Scène troisième</text:span></text:p>
      <text:p text:style-name="P1"><text:span text:style-name="T2">Léonor, le Roi et Fernand.</text:span></text:p>
      <text:p text:style-name="P1"><text:span text:style-name="T1"> </text:span></text:p>
      <text:p text:style-name="P1"><text:span text:style-name="T1"> </text:span></text:p>
      <text:p text:style-name="P1"><text:span text:style-name="T1">LÉONOR</text:span><text:span text:style-name="T4"><text:line-break/></text:span><text:span text:style-name="T2">(frappée de surprise à la vue de Fernand; à part)</text:span><text:span text:style-name="T4"><text:line-break/></text:span><text:span text:style-name="T1">Fernand!! Grand Dieu!</text:span><text:span text:style-name="T4"><text:line-break/></text:span><text:span text:style-name="T1">Devant lui paraître infâme!</text:span></text:p>
      <text:p text:style-name="P1"><text:span text:style-name="T1">LE ROI</text:span><text:span text:style-name="T4"><text:line-break/></text:span><text:span text:style-name="T2">(froidement)</text:span><text:span text:style-name="T4"><text:line-break/></text:span><text:span text:style-name="T1">Fernand, de votre amour, madame</text:span><text:span text:style-name="T4"><text:line-break/></text:span><text:span text:style-name="T1">vient de me faire ici l’aveu.</text:span></text:p>
      <text:p text:style-name="P1"><text:span text:style-name="T1">LÉONOR</text:span><text:span text:style-name="T4"><text:line-break/></text:span><text:span text:style-name="T2">(à part)</text:span><text:span text:style-name="T4"><text:line-break/></text:span><text:span text:style-name="T1">Dans ses regards quel sombre feu!</text:span></text:p>
      <text:p text:style-name="P1"><text:span text:style-name="T1">LE ROI</text:span><text:span text:style-name="T4"><text:line-break/></text:span><text:span text:style-name="T1">Pour vous, qui vous taisiez… d’un coupable silence</text:span><text:span text:style-name="T4"><text:line-break/></text:span><text:span text:style-name="T1">un autre roi peut-être aurait tiré vengeance…</text:span><text:span text:style-name="T4"><text:line-break/></text:span><text:span text:style-name="T2">(il s’arrête et reprend plus froidement)</text:span><text:span text:style-name="T4"><text:line-break/></text:span><text:span text:style-name="T1">Fernand me demandait à l’instant votre main…</text:span></text:p>
      <text:p text:style-name="P1"><text:span text:style-name="T1">LÉONOR</text:span><text:span text:style-name="T4"><text:line-break/></text:span><text:span text:style-name="T1">Que dites-vous?</text:span></text:p>
      <text:p text:style-name="P1"><text:span text:style-name="T1">LE ROI</text:span><text:span text:style-name="T4"><text:line-break/></text:span><text:span text:style-name="T1">Et moi… moi, votre souverain,</text:span><text:span text:style-name="T4"><text:line-break/></text:span><text:span text:style-name="T1">je la lui donne…</text:span></text:p>
      <text:p text:style-name="P1"><text:span text:style-name="T1">LÉONOR et FERNAND</text:span><text:span text:style-name="T4"><text:line-break/></text:span><text:span text:style-name="T1">O ciel!</text:span></text:p>
      <text:p text:style-name="P1"><text:span text:style-name="T1">LE ROI</text:span><text:span text:style-name="T4"><text:line-break/></text:span><text:span text:style-name="T1">Vous partirez demain.</text:span><text:span text:style-name="T4"><text:line-break/></text:span><text:span text:style-name="T2">(s’adressant à Léonor avec amertume et tristesse)</text:span><text:span text:style-name="T4"><text:line-break/></text:span><text:span text:style-name="T1">Pour tant d’amour ne soyez pas ingrate,</text:span><text:span text:style-name="T4"><text:line-break/></text:span><text:span text:style-name="T1">lorsqu’il n’aura que vous pour seul bonheur,</text:span><text:span text:style-name="T4"><text:line-break/></text:span><text:span text:style-name="T1">quand d’être aimé pour toujours il se flatte,</text:span><text:span text:style-name="T4"><text:line-break/></text:span><text:span text:style-name="T1">ne le chassez jamais de votre cour.</text:span></text:p>
      <text:p text:style-name="P1"><text:span text:style-name="T1">LÉONOR et FERNAND</text:span><text:span text:style-name="T4"><text:line-break/></text:span><text:span text:style-name="T1">Est-ce une erreur, est-ce un songe qui flatte</text:span><text:span text:style-name="T4"><text:line-break/></text:span><text:span text:style-name="T1">l’illusion que caresse mon cour?</text:span></text:p>
      <text:p text:style-name="P1"><text:span text:style-name="T1">LE ROI</text:span><text:span text:style-name="T4"><text:line-break/></text:span><text:span text:style-name="T1">Que dans une heure un serment vous enchaîne</text:span><text:span text:style-name="T4"><text:line-break/></text:span><text:span text:style-name="T1">à l’autel.</text:span></text:p>
      <text:p text:style-name="P1"><text:span text:style-name="T1">FERNAND</text:span><text:span text:style-name="T4"><text:line-break/></text:span><text:span text:style-name="T1">O mon prince, à genoux</text:span><text:span text:style-name="T4"><text:line-break/></text:span><text:span text:style-name="T1">laissez-moi vous bénir… tout mon sang est à vous!</text:span></text:p>
      <text:p text:style-name="P1"><text:span text:style-name="T1">LE ROI</text:span><text:span text:style-name="T4"><text:line-break/></text:span><text:span text:style-name="T1">(bas, à Léonor)</text:span><text:span text:style-name="T4"><text:line-break/></text:span><text:span text:style-name="T1">Et vos serments pour lui, vous les tiendrez sans peine.</text:span><text:span text:style-name="T4"><text:line-break/></text:span><text:span text:style-name="T1">Vous vouliez me tromper en courtisane, et moi…</text:span><text:span text:style-name="T4"><text:line-break/></text:span><text:span text:style-name="T1">Léonor, je me venge en roi.</text:span></text:p>
      <text:p text:style-name="P1"><text:span text:style-name="T2"> </text:span></text:p>
      <text:p text:style-name="P1"><text:span text:style-name="T2">(Le roi sort, emmenant Fernand.)</text:span></text:p>
      <text:p text:style-name="P1"><text:span text:style-name="T1"> </text:span></text:p>
      <text:p text:style-name="P1"><text:span text:style-name="T1">Scène quatrième</text:span></text:p>
      <text:p text:style-name="P1"><text:span text:style-name="T2">Léonor.</text:span></text:p>
      <text:p text:style-name="P1"><text:span text:style-name="T1"> </text:span></text:p>
      <text:p text:style-name="P1"><text:span text:style-name="T1">LÉONOR</text:span><text:span text:style-name="T4"><text:line-break/></text:span><text:span text:style-name="T2">(seule et tombant dans un fauteuil)</text:span><text:span text:style-name="T4"><text:line-break/></text:span><text:span text:style-name="T1">Qui, lui, Fernand, l’époux de Léonor!</text:span><text:span text:style-name="T4"><text:line-break/></text:span><text:span text:style-name="T1">L’ai-je bien entendu!</text:span><text:span text:style-name="T4"><text:line-break/></text:span><text:span text:style-name="T1">Tout me l’atteste, et mon cour doute encore</text:span><text:span text:style-name="T4"><text:line-break/></text:span><text:span text:style-name="T1">de ce bonheur inattendu.</text:span><text:span text:style-name="T4"><text:line-break/></text:span><text:span text:style-name="T2">(se levant brusquement)</text:span><text:span text:style-name="T4"><text:line-break/></text:span><text:span text:style-name="T1">Moi, l’épouser! Oh! ce serait infâme!</text:span><text:span text:style-name="T4"><text:line-break/></text:span><text:span text:style-name="T1">Moi, lui porter en dot mon déshonneur!</text:span><text:span text:style-name="T4"><text:line-break/></text:span><text:span text:style-name="T1">Non, non; dût-il me fuir avec horreur,</text:span><text:span text:style-name="T4"><text:line-break/></text:span><text:span text:style-name="T1">Il connaîtra la malheureuse femme</text:span><text:span text:style-name="T4"><text:line-break/></text:span><text:span text:style-name="T1">qu’il croit digne de son cour.</text:span><text:span text:style-name="T4"><text:line-break/></text:span><text:span text:style-name="T1">O mon Fernand, tous les biens de la terre,</text:span><text:span text:style-name="T4"><text:line-break/></text:span><text:span text:style-name="T1">pour être à toi mon cour eût tout donné;</text:span><text:span text:style-name="T4"><text:line-break/></text:span><text:span text:style-name="T1">mais mon amour, plus pur que la prière,</text:span><text:span text:style-name="T4"><text:line-break/></text:span><text:span text:style-name="T1">au désespoir, hélas! est condamné.</text:span><text:span text:style-name="T4"><text:line-break/></text:span><text:span text:style-name="T1">Tu sauras tout, et par toi méprisée,</text:span><text:span text:style-name="T4"><text:line-break/></text:span><text:span text:style-name="T1">j’aurai souffert tout ce qu’on peut souffrir.</text:span><text:span text:style-name="T4"><text:line-break/></text:span><text:span text:style-name="T1">Si ta justice alors est apaisée,</text:span><text:span text:style-name="T4"><text:line-break/></text:span><text:span text:style-name="T1">fais-moi mourir, mon Dieu! Fais-moi mourir!</text:span><text:span text:style-name="T4"><text:line-break/></text:span><text:span text:style-name="T1">Venez, cruels! Qui vous arrête?</text:span><text:span text:style-name="T4"><text:line-break/></text:span><text:span text:style-name="T1">Mon châtiment descend du ciel.</text:span><text:span text:style-name="T4"><text:line-break/></text:span><text:span text:style-name="T1">Venez tous, c’est une fête!</text:span><text:span text:style-name="T4"><text:line-break/></text:span><text:span text:style-name="T1">De bouquets parez l’autel.</text:span><text:span text:style-name="T4"><text:line-break/></text:span><text:span text:style-name="T1">Qu’une tombe aussi s’apprête!</text:span><text:span text:style-name="T4"><text:line-break/></text:span><text:span text:style-name="T1">Et jetez un voile noir</text:span><text:span text:style-name="T4"><text:line-break/></text:span><text:span text:style-name="T1">sur la triste fiancée</text:span><text:span text:style-name="T4"><text:line-break/></text:span><text:span text:style-name="T1">qui, maudite et repoussée,</text:span><text:span text:style-name="T4"><text:line-break/></text:span><text:span text:style-name="T1">sera morte avant ce soir.</text:span></text:p>
      <text:p text:style-name="P1"><text:span text:style-name="T1"> </text:span></text:p>
      <text:p text:style-name="P1"><text:span text:style-name="T1">Scène cinquième</text:span></text:p>
      <text:p text:style-name="P1"><text:span text:style-name="T2">Léonor et Inez.</text:span></text:p>
      <text:p text:style-name="P1"><text:span text:style-name="T1"> </text:span></text:p>
      <text:p text:style-name="P1"><text:span text:style-name="T1"> </text:span></text:p>
      <text:p text:style-name="P1"><text:span text:style-name="T1">LÉONOR</text:span><text:span text:style-name="T4"><text:line-break/></text:span><text:span text:style-name="T1">Inez, viens.</text:span></text:p>
      <text:p text:style-name="P1"><text:span text:style-name="T1">INEZ</text:span><text:span text:style-name="T4"><text:line-break/></text:span><text:span text:style-name="T1">Qu’ai-je appris?… Fernand! Il vous épouse?</text:span></text:p>
      <text:p text:style-name="P1"><text:span text:style-name="T1">LÉONOR</text:span><text:span text:style-name="T4"><text:line-break/></text:span><text:span text:style-name="T1">Lui m’épouser!… La fortune jalouse</text:span><text:span text:style-name="T4"><text:line-break/></text:span><text:span text:style-name="T1">n’avait pas réservé tant de bonheur pour moi.</text:span><text:span text:style-name="T4"><text:line-break/></text:span><text:span text:style-name="T1">Qu’il sache tout avant de m’engager sa foi.</text:span><text:span text:style-name="T4"><text:line-break/></text:span><text:span text:style-name="T1">Va… dis-lui que je fus la maîtresse du roi…</text:span><text:span text:style-name="T4"><text:line-break/></text:span><text:span text:style-name="T1">après un tel aveu, s’il part, s’il m’abandonne,</text:span><text:span text:style-name="T4"><text:line-break/></text:span><text:span text:style-name="T1">je ne me plaindrai pas… mais à mon repentir</text:span><text:span text:style-name="T4"><text:line-break/></text:span><text:span text:style-name="T1">comme un Dieu s’il pardonne,</text:span><text:span text:style-name="T4"><text:line-break/></text:span><text:span text:style-name="T1">le servir à genoux, l’aimer et le bénir,</text:span><text:span text:style-name="T4"><text:line-break/></text:span><text:span text:style-name="T1">sera trop peu. Pour lui je suis prête à mourir.</text:span><text:span text:style-name="T4"><text:line-break/></text:span><text:span text:style-name="T1">Dis-lui cela… que du moins par moi-même</text:span><text:span text:style-name="T4"><text:line-break/></text:span><text:span text:style-name="T1">il sache tout.</text:span></text:p>
      <text:p text:style-name="P1"><text:span text:style-name="T2">(elle sort)</text:span></text:p>
      <text:p text:style-name="P1"><text:span text:style-name="T1">INEZ</text:span><text:span text:style-name="T4"><text:line-break/></text:span><text:span text:style-name="T1">Oui, madame, comptez</text:span><text:span text:style-name="T4"><text:line-break/></text:span><text:span text:style-name="T1">sur mon zèle… Je cours sans retard…</text:span></text:p>
      <text:p text:style-name="P1"><text:span text:style-name="T1"> </text:span></text:p>
      <text:p text:style-name="P1"><text:span text:style-name="T1"> </text:span></text:p>
      <text:p text:style-name="P1"><text:span text:style-name="T1">Scène sixième</text:span></text:p>
      <text:p text:style-name="P1"><text:span text:style-name="T2">Inez, don Gaspar, entrant par la droite avec la Camerera-mayor.</text:span></text:p>
      <text:p text:style-name="P1"><text:span text:style-name="T1"> </text:span></text:p>
      <text:p text:style-name="P1"><text:span text:style-name="T1">DON GASPAR</text:span><text:span text:style-name="T4"><text:line-break/></text:span><text:span text:style-name="T2">(à Inez)</text:span><text:span text:style-name="T4"><text:line-break/></text:span><text:span text:style-name="T1">Arrêtez!</text:span><text:span text:style-name="T4"><text:line-break/></text:span><text:span text:style-name="T1">Du roi l’ordre suprême</text:span><text:span text:style-name="T4"><text:line-break/></text:span><text:span text:style-name="T1">veut qu’à l’instant je m’assure de vous;</text:span><text:span text:style-name="T4"><text:line-break/></text:span><text:span text:style-name="T1">madame, il faut nous suivre.</text:span></text:p>
      <text:p text:style-name="P1"><text:span text:style-name="T1">INEZ</text:span><text:span text:style-name="T4"><text:line-break/></text:span><text:span text:style-name="T2">(troublée)</text:span><text:span text:style-name="T4"><text:line-break/></text:span><text:span text:style-name="T1">O ciel, protège-nous.</text:span></text:p>
      <text:p text:style-name="P1"><text:span text:style-name="T2"> </text:span></text:p>
      <text:p text:style-name="P1"><text:span text:style-name="T2">Don Gaspar conduit Inez jusqu’auprès de la Camerera-mayor,</text:span><text:span text:style-name="T3"><text:line-break/></text:span><text:span text:style-name="T2">qui l’emmène.</text:span></text:p>
      <text:p text:style-name="P1"><text:span text:style-name="T1"> </text:span></text:p>
      <text:p text:style-name="P1"><text:span text:style-name="T1"> </text:span></text:p>
      <text:p text:style-name="P1"><text:span text:style-name="T1">Scène septième</text:span></text:p>
      <text:p text:style-name="P1"><text:span text:style-name="T2">Don Gaspar, toute la cour, puis le Roi et Fernand.</text:span></text:p>
      <text:p text:style-name="P1"><text:span text:style-name="T1"> </text:span></text:p>
      <text:p text:style-name="P1"><text:span text:style-name="T1"> </text:span></text:p>
      <text:p text:style-name="P1"><text:span text:style-name="T1">LE CH‘UR</text:span><text:span text:style-name="T4"><text:line-break/></text:span><text:span text:style-name="T1">Déjà dans la chapelle</text:span><text:span text:style-name="T4"><text:line-break/></text:span><text:span text:style-name="T1">Dont la voûte étincelle,</text:span><text:span text:style-name="T4"><text:line-break/></text:span><text:span text:style-name="T1">la voix du prêtre appelle</text:span><text:span text:style-name="T4"><text:line-break/></text:span><text:span text:style-name="T1">devant Dieu les époux.</text:span><text:span text:style-name="T4"><text:line-break/></text:span><text:span text:style-name="T1">Qu’autour d’eux l’on s’empresse,</text:span><text:span text:style-name="T4"><text:line-break/></text:span><text:span text:style-name="T1">et que pour eux sans cesse</text:span><text:span text:style-name="T4"><text:line-break/></text:span><text:span text:style-name="T1">brillent gloire et richesse</text:span><text:span text:style-name="T4"><text:line-break/></text:span><text:span text:style-name="T1">et le jours les plus doux!</text:span></text:p>
      <text:p text:style-name="P1"><text:span text:style-name="T1">FERNAND</text:span><text:span text:style-name="T4"><text:line-break/></text:span><text:span text:style-name="T2">(entrant avec le roi)</text:span><text:span text:style-name="T4"><text:line-break/></text:span><text:span text:style-name="T1">Ah! de tant de bonheur mon âme est enivrée.</text:span><text:span text:style-name="T4"><text:line-break/></text:span><text:span text:style-name="T1">Rêve accompli, faveur inespérée!</text:span><text:span text:style-name="T4"><text:line-break/></text:span><text:span text:style-name="T1">De ces nobles seigneurs je puis marcher l’égal.</text:span></text:p>
      <text:p text:style-name="P1"><text:span text:style-name="T1">LE ROI</text:span><text:span text:style-name="T4"><text:line-break/></text:span><text:span text:style-name="T2">(à Fernand)</text:span><text:span text:style-name="T4"><text:line-break/></text:span><text:span text:style-name="T1">Pour qu’on sache à la cour combien je vous honore,</text:span><text:span text:style-name="T4"><text:line-break/></text:span><text:span text:style-name="T1">vous qui m’avez sauvé, vous le vainqueur du Maure,</text:span><text:span text:style-name="T4"><text:line-break/></text:span><text:span text:style-name="T1">comte de Zamora… marquis de Montréal!</text:span><text:span text:style-name="T4"><text:line-break/></text:span><text:span text:style-name="T2">(Fernand fait un geste de surprise)</text:span><text:span text:style-name="T4"><text:line-break/></text:span><text:span text:style-name="T1">À vous ce titre.</text:span><text:span text:style-name="T4"><text:line-break/></text:span><text:span text:style-name="T2">(détachant un collier de chevalerie qu’il porte)</text:span><text:span text:style-name="T4"><text:line-break/></text:span><text:span text:style-name="T1">À vous cet ordre encore.</text:span></text:p>
      <text:p text:style-name="P1"><text:span text:style-name="T2">(Fernand met un genou en terre,</text:span><text:span text:style-name="T3"><text:line-break/></text:span><text:span text:style-name="T2">et le Roi lui passe le collier autour du cou.)</text:span></text:p>
      <text:p text:style-name="P1"><text:span text:style-name="T1">DON GASPAR</text:span><text:span text:style-name="T4"><text:line-break/></text:span><text:span text:style-name="T2">(à voix basse, aux seigneurs qui l’entourent)</text:span><text:span text:style-name="T4"><text:line-break/></text:span><text:span text:style-name="T1">Qu’en dites-vous, messieurs?</text:span></text:p>
      <text:p text:style-name="P1"><text:span text:style-name="T1">UN SEIGNEUR</text:span><text:span text:style-name="T4"><text:line-break/></text:span><text:span text:style-name="T2">(de même)</text:span><text:span text:style-name="T4"><text:line-break/></text:span><text:span text:style-name="T1">Les rois sont généreux.</text:span></text:p>
      <text:p text:style-name="P1"><text:span text:style-name="T1">DON GASPAR</text:span><text:span text:style-name="T4"><text:line-break/></text:span><text:span text:style-name="T2">(de même)</text:span><text:span text:style-name="T4"><text:line-break/></text:span><text:span text:style-name="T1">C’est payer en honneurs la honte et l’infamie!</text:span></text:p>
      <text:p text:style-name="P1"><text:span text:style-name="T1">UN SEIGNEUR</text:span><text:span text:style-name="T4"><text:line-break/></text:span><text:span text:style-name="T2">(de même)</text:span><text:span text:style-name="T4"><text:line-break/></text:span><text:span text:style-name="T1">Cet hymen est donc vrai?</text:span></text:p>
      <text:p text:style-name="P1"><text:span text:style-name="T1">DON GASPAR</text:span><text:span text:style-name="T4"><text:line-break/></text:span><text:span text:style-name="T2">(de même)</text:span><text:span text:style-name="T4"><text:line-break/></text:span><text:span text:style-name="T1">Le prince les marie,</text:span><text:span text:style-name="T4"><text:line-break/></text:span><text:span text:style-name="T1">entre eux tout est d’accord, et ce place honteux</text:span><text:span text:style-name="T4"><text:line-break/></text:span><text:span text:style-name="T1">doit arrêter les foudres de l’Eglise.</text:span><text:span text:style-name="T4"><text:line-break/></text:span><text:span text:style-name="T1">Tenez, c’est Léonor… la nouvelle marquise.</text:span></text:p>
      <text:p text:style-name="P1"><text:span text:style-name="T2"> </text:span></text:p>
      <text:p text:style-name="P1"><text:span text:style-name="T2">À la vue de Léonor le Roi sort avec douleur.</text:span></text:p>
      <text:p text:style-name="P1"><text:span text:style-name="T1"> </text:span></text:p>
      <text:p text:style-name="P1"><text:span text:style-name="T1">Scène huitième</text:span></text:p>
      <text:p text:style-name="P1"><text:span text:style-name="T2">Les mêmes excepte le Roi; Léonor entrant pâle,</text:span><text:span text:style-name="T3"><text:line-break/></text:span><text:span text:style-name="T2">vêtue de blanc et entourée de quelques dames.</text:span></text:p>
      <text:p text:style-name="P1"><text:span text:style-name="T1"> </text:span></text:p>
      <text:p text:style-name="P1"><text:span text:style-name="T1"> </text:span></text:p>
      <text:p text:style-name="P1"><text:span text:style-name="T1">LÉONOR</text:span><text:span text:style-name="T4"><text:line-break/></text:span><text:span text:style-name="T2">(à part)</text:span><text:span text:style-name="T4"><text:line-break/></text:span><text:span text:style-name="T1">Je me soutiens à peine! O justice des cieux!</text:span><text:span text:style-name="T4"><text:line-break/></text:span><text:span text:style-name="T1">Que me réservez-vous? Il reçut mon message,</text:span><text:span text:style-name="T4"><text:line-break/></text:span><text:span text:style-name="T1">par Inez il sait tout… Je n’ai plus de courage.</text:span><text:span text:style-name="T4"><text:line-break/></text:span><text:span text:style-name="T2">(apercevant Fernand qui la contemple avec amour)</text:span><text:span text:style-name="T4"><text:line-break/></text:span><text:span text:style-name="T1">O ciel! C’est lui! Vers moi ses yeux</text:span><text:span text:style-name="T4"><text:line-break/></text:span><text:span text:style-name="T1">se lèvent sans courroux.</text:span></text:p>
      <text:p text:style-name="P1"><text:span text:style-name="T1">FERNAND</text:span><text:span text:style-name="T4"><text:line-break/></text:span><text:span text:style-name="T2">(s’approchant de Léonor)</text:span><text:span text:style-name="T4"><text:line-break/></text:span><text:span text:style-name="T1">L’autel est prêt, madame.</text:span></text:p>
      <text:p text:style-name="P1"><text:span text:style-name="T1">LÉONOR</text:span><text:span text:style-name="T4"><text:line-break/></text:span><text:span text:style-name="T1">O mon Dieu!</text:span></text:p>
      <text:p text:style-name="P1"><text:span text:style-name="T1">FERNAND</text:span><text:span text:style-name="T4"><text:line-break/></text:span><text:span text:style-name="T1">Vous tremblez.</text:span></text:p>
      <text:p text:style-name="P1"><text:span text:style-name="T1">LÉONOR</text:span><text:span text:style-name="T4"><text:line-break/></text:span><text:span text:style-name="T1">Oui, de joie!</text:span></text:p>
      <text:p text:style-name="P1"><text:span text:style-name="T1">DON GASPAR</text:span><text:span text:style-name="T4"><text:line-break/></text:span><text:span text:style-name="T2">(aux seigneurs qui l’entourent)</text:span><text:span text:style-name="T4"><text:line-break/></text:span><text:span text:style-name="T1">Ah! L’infâme!</text:span></text:p>
      <text:p text:style-name="P1"><text:span text:style-name="T1">FERNAND</text:span><text:span text:style-name="T4"><text:line-break/></text:span><text:span text:style-name="T2">(à Léonor)</text:span><text:span text:style-name="T4"><text:line-break/></text:span><text:span text:style-name="T1">Venez! Appuyez-vous</text:span><text:span text:style-name="T4"><text:line-break/></text:span><text:span text:style-name="T1">sur le bras d’un époux.</text:span></text:p>
      <text:p text:style-name="P1"><text:span text:style-name="T2"> </text:span></text:p>
      <text:p text:style-name="P1"><text:span text:style-name="T2">(Fernand sort conduisant Léonor par la main.</text:span><text:span text:style-name="T3"><text:line-break/></text:span><text:span text:style-name="T2">Les dames et une partie de seigneurs les suivent.)</text:span></text:p>
      <text:p text:style-name="P1"><text:span text:style-name="T1"> </text:span></text:p>
      <text:p text:style-name="P1"><text:span text:style-name="T1"> </text:span></text:p>
      <text:p text:style-name="P1"><text:span text:style-name="T1">Scène neuvième</text:span></text:p>
      <text:p text:style-name="P1"><text:span text:style-name="T2">Don Gaspar, et un groupe de Seigneurs.</text:span></text:p>
      <text:p text:style-name="P1"><text:span text:style-name="T1"> </text:span></text:p>
      <text:p text:style-name="P1"><text:span text:style-name="T1">DON GASPAR</text:span><text:span text:style-name="T4"><text:line-break/></text:span><text:span text:style-name="T1">Quel marché de bassesse!</text:span></text:p>
      <text:p text:style-name="P1"><text:span text:style-name="T1">LES SEIGNEURS</text:span><text:span text:style-name="T4"><text:line-break/></text:span><text:span text:style-name="T1">C’est trop fort! Par ma foi!</text:span></text:p>
      <text:p text:style-name="P1"><text:span text:style-name="T1">DON GASPAR</text:span><text:span text:style-name="T4"><text:line-break/></text:span><text:span text:style-name="T1">Épouser la maîtresse…</text:span></text:p>
      <text:p text:style-name="P1"><text:span text:style-name="T1">LES SEIGNEURS</text:span><text:span text:style-name="T4"><text:line-break/></text:span><text:span text:style-name="T1">La maîtresse du roi!</text:span></text:p>
      <text:p text:style-name="P1"><text:span text:style-name="T1">DON GASPAR</text:span><text:span text:style-name="T4"><text:line-break/></text:span><text:span text:style-name="T1">Venir de sa province…</text:span></text:p>
      <text:p text:style-name="P1"><text:span text:style-name="T1">LES SEIGNEURS</text:span><text:span text:style-name="T4"><text:line-break/></text:span><text:span text:style-name="T1">Sans nom, sans biens acquis.</text:span></text:p>
      <text:p text:style-name="P1"><text:span text:style-name="T1">DON GASPAR</text:span><text:span text:style-name="T4"><text:line-break/></text:span><text:span text:style-name="T1">Le roi l’a fait marquis…</text:span></text:p>
      <text:p text:style-name="P1"><text:span text:style-name="T1">LES SEIGNEURS</text:span><text:span text:style-name="T4"><text:line-break/></text:span><text:span text:style-name="T1">Messieurs, il sera prince!</text:span></text:p>
      <text:p text:style-name="P1"><text:span text:style-name="T1">DON GASPAR</text:span><text:span text:style-name="T4"><text:line-break/></text:span><text:span text:style-name="T1">D’Alcantara lui donner le collier</text:span><text:span text:style-name="T4"><text:line-break/></text:span><text:span text:style-name="T1">et des trésors…</text:span></text:p>
      <text:p text:style-name="P1"><text:span text:style-name="T1">LES SEIGNEURS</text:span><text:span text:style-name="T4"><text:line-break/></text:span><text:span text:style-name="T1">Un rang, de la puissance…</text:span></text:p>
      <text:p text:style-name="P1"><text:span text:style-name="T1">TOUS</text:span><text:span text:style-name="T4"><text:line-break/></text:span><text:span text:style-name="T1">De ses vertus et de sa complaisance</text:span><text:span text:style-name="T4"><text:line-break/></text:span><text:span text:style-name="T1">il fallait bien payer l’aventurier.</text:span></text:p>
      <text:p text:style-name="P1"><text:span text:style-name="T2"> </text:span></text:p>
      <text:p text:style-name="P1"><text:span text:style-name="T2">(Les seigneurs sortis avec le cortège reparaissent,</text:span><text:span text:style-name="T3"><text:line-break/></text:span><text:span text:style-name="T2">les autres vont audevant d’eux</text:span><text:span text:style-name="T3"><text:line-break/></text:span><text:span text:style-name="T2">et semblent leur demander des détails de la cérémonie.</text:span></text:p>
      <text:p text:style-name="P1"><text:span text:style-name="T2">Le mariage est fait.</text:span><text:span text:style-name="T3"><text:line-break/></text:span><text:span text:style-name="T2">Tous les gentilshommes témoignent leur indignation.)</text:span></text:p>
      <text:p text:style-name="P1"><text:span text:style-name="T1">TOUS</text:span><text:span text:style-name="T4"><text:line-break/></text:span><text:span text:style-name="T1">Ah! Que du moins notre mépris qu’il brave</text:span><text:span text:style-name="T4"><text:line-break/></text:span><text:span text:style-name="T1">à son orgueil vient mettre une entrave,</text:span><text:span text:style-name="T4"><text:line-break/></text:span><text:span text:style-name="T1">que nul de nous ne cherche sa faveur,</text:span><text:span text:style-name="T4"><text:line-break/></text:span><text:span text:style-name="T1">qu’il reste seul avec son déshonneur!</text:span></text:p>
      <text:p text:style-name="P1"><text:span text:style-name="T1"> </text:span></text:p>
      <text:p text:style-name="P1"><text:span text:style-name="T1">Scène dixième</text:span></text:p>
      <text:p text:style-name="P1"><text:span text:style-name="T2">Les mêmes; Fernand.</text:span></text:p>
      <text:p text:style-name="P1"><text:span text:style-name="T1"> </text:span></text:p>
      <text:p text:style-name="P1"><text:span text:style-name="T1"> </text:span></text:p>
      <text:p text:style-name="P1"><text:span text:style-name="T1">FERNAND</text:span><text:span text:style-name="T4"><text:line-break/></text:span><text:span text:style-name="T2">(avec ivresse)</text:span><text:span text:style-name="T4"><text:line-break/></text:span><text:span text:style-name="T1">Pour moi du ciel la faveur se déploie.</text:span><text:span text:style-name="T4"><text:line-break/></text:span><text:span text:style-name="T1">Ah! Messeigneurs… Ah! Partagez ma joie!</text:span><text:span text:style-name="T4"><text:line-break/></text:span><text:span text:style-name="T1">Soyez témoins de mon bonheur.</text:span><text:span text:style-name="T4"><text:line-break/></text:span><text:span text:style-name="T1">Elle est à moi cette femme adorée!</text:span><text:span text:style-name="T4"><text:line-break/></text:span><text:span text:style-name="T1">Est-il un bien plus rare… oh! dites?</text:span></text:p>
      <text:p text:style-name="P1"><text:span text:style-name="T1">DON GASPAR et LES SEIGNEURS</text:span><text:span text:style-name="T4"><text:line-break/></text:span><text:span text:style-name="T2">(froidement)</text:span><text:span text:style-name="T4"><text:line-break/></text:span><text:span text:style-name="T1">Oui, l’honneur.</text:span></text:p>
      <text:p text:style-name="P1"><text:span text:style-name="T1">FERNAND</text:span><text:span text:style-name="T4"><text:line-break/></text:span><text:span text:style-name="T1">L’honneur! Sa noble loi me fut toujours sacrée,</text:span><text:span text:style-name="T4"><text:line-break/></text:span><text:span text:style-name="T1">je l’ai reçu pour dot en mon berceau…</text:span><text:span text:style-name="T4"><text:line-break/></text:span><text:span text:style-name="T1">Pas un seul de ces biens, aujourd’hui mon partage,</text:span><text:span text:style-name="T4"><text:line-break/></text:span><text:span text:style-name="T1">ne vaut cet héritage.</text:span></text:p>
      <text:p text:style-name="P1"><text:span text:style-name="T1">LES SEIGNEURS</text:span><text:span text:style-name="T4"><text:line-break/></text:span><text:span text:style-name="T1">Il en est un pourtant qui vous semble plus beau.</text:span></text:p>
      <text:p text:style-name="P1"><text:span text:style-name="T1">FERNAND</text:span><text:span text:style-name="T4"><text:line-break/></text:span><text:span text:style-name="T1">Qu’avez-vous dit? De cette injure</text:span><text:span text:style-name="T4"><text:line-break/></text:span><text:span text:style-name="T1">j’aurai raison!… Mais non, j’ai mal compris.</text:span><text:span text:style-name="T4"><text:line-break/></text:span><text:span text:style-name="T1">Ah! je vous en conjure,</text:span><text:span text:style-name="T4"><text:line-break/></text:span><text:span text:style-name="T1">Prouvez-le-moi… Votre main, mes amis!</text:span></text:p>
      <text:p text:style-name="P1"><text:span text:style-name="T1">TOUS</text:span><text:span text:style-name="T4"><text:line-break/></text:span><text:span text:style-name="T2">(retirant leurs mains)</text:span><text:span text:style-name="T4"><text:line-break/></text:span><text:span text:style-name="T1">Ce titre… trouvez bon qu’à l’avenir… marquis,</text:span><text:span text:style-name="T4"><text:line-break/></text:span><text:span text:style-name="T1">nous ne l’acceptions plus de vous.</text:span></text:p>
      <text:p text:style-name="P1"><text:span text:style-name="T1">FERNAND</text:span><text:span text:style-name="T4"><text:line-break/></text:span><text:span text:style-name="T1">Ah! cet outrage,</text:span><text:span text:style-name="T4"><text:line-break/></text:span><text:span text:style-name="T1">vous le paîrez.</text:span><text:span text:style-name="T4"><text:line-break/></text:span><text:span text:style-name="T1">Il veut du sang.</text:span></text:p>
      <text:p text:style-name="P1"><text:span text:style-name="T1">TOUS</text:span><text:span text:style-name="T4"><text:line-break/></text:span><text:span text:style-name="T1">Eh bien, vous en aurez!</text:span></text:p>
      <text:p text:style-name="P1"><text:span text:style-name="T1">FERNAND</text:span><text:span text:style-name="T4"><text:line-break/></text:span><text:span text:style-name="T1">Marchons !</text:span></text:p>
      <text:p text:style-name="P1"><text:span text:style-name="T1"> </text:span></text:p>
      <text:p text:style-name="P1"><text:span text:style-name="T1">Scène onzième</text:span></text:p>
      <text:p text:style-name="P1"><text:span text:style-name="T2">Les mêmes; Balthazar.</text:span></text:p>
      <text:p text:style-name="P1"><text:span text:style-name="T1"> </text:span></text:p>
      <text:p text:style-name="P1"><text:span text:style-name="T1"> </text:span></text:p>
      <text:p text:style-name="P1"><text:span text:style-name="T1">BALTHAZAR</text:span><text:span text:style-name="T4"><text:line-break/></text:span><text:span text:style-name="T1">Où courez-vous? De cette aveugle rage</text:span><text:span text:style-name="T4"><text:line-break/></text:span><text:span text:style-name="T1">Arrêtez les effets, chrétiens! et tremblez tous.</text:span><text:span text:style-name="T4"><text:line-break/></text:span><text:span text:style-name="T1">Du ciel sur cet hymen j’apelle le courroux.</text:span></text:p>
      <text:p text:style-name="P1"><text:span text:style-name="T1">FERNAND</text:span><text:span text:style-name="T4"><text:line-break/></text:span><text:span text:style-name="T2">(accourant vers Balthazar)</text:span><text:span text:style-name="T4"><text:line-break/></text:span><text:span text:style-name="T1">Dieu… Balthazar!</text:span></text:p>
      <text:p text:style-name="P1"><text:span text:style-name="T1">BALTHAZAR</text:span><text:span text:style-name="T4"><text:line-break/></text:span><text:span text:style-name="T2">(le serrant dans ses bras)</text:span><text:span text:style-name="T4"><text:line-break/></text:span><text:span text:style-name="T1">Fernand!</text:span></text:p>
      <text:p text:style-name="P1"><text:span text:style-name="T1">DON GASPAR</text:span><text:span text:style-name="T4"><text:line-break/></text:span><text:span text:style-name="T2">(avec ironie)</text:span><text:span text:style-name="T4"><text:line-break/></text:span><text:span text:style-name="T1">L’époux de Léonor!</text:span></text:p>
      <text:p text:style-name="P1"><text:span text:style-name="T1">BALTHAZAR</text:span><text:span text:style-name="T4"><text:line-break/></text:span><text:span text:style-name="T2">(se dégageant de ses bras et le repoussant)</text:span><text:span text:style-name="T4"><text:line-break/></text:span><text:span text:style-name="T1">O ciel!</text:span></text:p>
      <text:p text:style-name="P1"><text:span text:style-name="T1">FERNAND</text:span><text:span text:style-name="T4"><text:line-break/></text:span><text:span text:style-name="T1">Qu’ai-je donc fait?</text:span></text:p>
      <text:p text:style-name="P1"><text:span text:style-name="T1">BALTHAZAR</text:span><text:span text:style-name="T4"><text:line-break/></text:span><text:span text:style-name="T1">C’est toi qu’on déshonore!</text:span></text:p>
      <text:p text:style-name="P1"><text:span text:style-name="T1">FERNAND</text:span><text:span text:style-name="T4"><text:line-break/></text:span><text:span text:style-name="T1">Comment ai- je souillé mon nom? Répondez-moi.</text:span></text:p>
      <text:p text:style-name="P1"><text:span text:style-name="T1">TOUS</text:span><text:span text:style-name="T4"><text:line-break/></text:span><text:span text:style-name="T1">En épousant la maîtresse du roi!</text:span></text:p>
      <text:p text:style-name="P1"><text:span text:style-name="T1">FERNAND</text:span><text:span text:style-name="T4"><text:line-break/></text:span><text:span text:style-name="T2">(atterré)</text:span><text:span text:style-name="T4"><text:line-break/></text:span><text:span text:style-name="T1">La maîtresse du roi!</text:span><text:span text:style-name="T4"><text:line-break/></text:span><text:span text:style-name="T2">(éclatant)</text:span><text:span text:style-name="T4"><text:line-break/></text:span><text:span text:style-name="T1">Quoi! Léonor!… L’enfer brûle ma tête!</text:span></text:p>
      <text:p text:style-name="P1"><text:span text:style-name="T1">BALTHAZAR</text:span><text:span text:style-name="T4"><text:line-break/></text:span><text:span text:style-name="T1">Ignorais-tu?</text:span></text:p>
      <text:p text:style-name="P1"><text:span text:style-name="T1">FERNAND</text:span><text:span text:style-name="T4"><text:line-break/></text:span><text:span text:style-name="T2">(avec une fureur croissante)</text:span><text:span text:style-name="T4"><text:line-break/></text:span><text:span text:style-name="T1">La maîtresse du roi!</text:span><text:span text:style-name="T4"><text:line-break/></text:span><text:span text:style-name="T1">Tout leur sang et le mien!</text:span></text:p>
      <text:p text:style-name="P1"><text:span text:style-name="T1">BALTHAZAR</text:span><text:span text:style-name="T4"><text:line-break/></text:span><text:span text:style-name="T2">(regardant au dehors)</text:span><text:span text:style-name="T4"><text:line-break/></text:span><text:span text:style-name="T1">Arrête!</text:span><text:span text:style-name="T4"><text:line-break/></text:span><text:span text:style-name="T1">Ils se rendent ici.</text:span></text:p>
      <text:p text:style-name="P1"><text:span text:style-name="T1">FERNAND</text:span><text:span text:style-name="T4"><text:line-break/></text:span><text:span text:style-name="T1">C’est bien; je les attends.</text:span></text:p>
      <text:p text:style-name="P1"><text:span text:style-name="T1">BALTHAZAR</text:span><text:span text:style-name="T4"><text:line-break/></text:span><text:span text:style-name="T1">Fuis !</text:span></text:p>
      <text:p text:style-name="P1"><text:span text:style-name="T1">FERNAND</text:span><text:span text:style-name="T4"><text:line-break/></text:span><text:span text:style-name="T1">Oh! Non, je prétends</text:span><text:span text:style-name="T4"><text:line-break/></text:span><text:span text:style-name="T1">me venger.</text:span></text:p>
      <text:p text:style-name="P1"><text:span text:style-name="T1">BALTHAZAR</text:span><text:span text:style-name="T4"><text:line-break/></text:span><text:span text:style-name="T1">Que vas-tu faire?</text:span></text:p>
      <text:p text:style-name="P1"><text:span text:style-name="T1">FERNAND</text:span><text:span text:style-name="T4"><text:line-break/></text:span><text:span text:style-name="T1">Dieu seul le sait, mon père.</text:span></text:p>
      <text:p text:style-name="P1"><text:span text:style-name="T1">TOUS</text:span><text:span text:style-name="T4"><text:line-break/></text:span><text:span text:style-name="T1">Quels regards menaçants!</text:span></text:p>
      <text:p text:style-name="P1"><text:span text:style-name="T1"> </text:span></text:p>
      <text:p text:style-name="P1"><text:span text:style-name="T1">Scène douzième</text:span></text:p>
      <text:p text:style-name="P1"><text:span text:style-name="T2">Les mêmes; le roi, donnant la main à Léonor.</text:span></text:p>
      <text:p text:style-name="P1"><text:span text:style-name="T1"> </text:span></text:p>
      <text:p text:style-name="P1"><text:span text:style-name="T1"> </text:span></text:p>
      <text:p text:style-name="P1"><text:span text:style-name="T1">FERNAND</text:span><text:span text:style-name="T4"><text:line-break/></text:span><text:span text:style-name="T2">(allant au-devant du roi)</text:span><text:span text:style-name="T4"><text:line-break/></text:span><text:span text:style-name="T1">Sire, je vous dois tout, ma fortune et ma vie;</text:span><text:span text:style-name="T4"><text:line-break/></text:span><text:span text:style-name="T1">le titre de marquis… ma nouvelle splendeur…</text:span><text:span text:style-name="T4"><text:line-break/></text:span><text:span text:style-name="T1">Des dignités… de l’or… Tous les biens qu’on envie;</text:span><text:span text:style-name="T4"><text:line-break/></text:span><text:span text:style-name="T1">mais vous êtes, monseigneur,</text:span><text:span text:style-name="T4"><text:line-break/></text:span><text:span text:style-name="T1">payé trop chèrement au prix de mon honneur.</text:span></text:p>
      <text:p text:style-name="P1"><text:span text:style-name="T1">LE ROI</text:span><text:span text:style-name="T4"><text:line-break/></text:span><text:span text:style-name="T1">O ciel!… De son âme,</text:span><text:span text:style-name="T4"><text:line-break/></text:span><text:span text:style-name="T1">dans sa loyauté,</text:span><text:span text:style-name="T4"><text:line-break/></text:span><text:span text:style-name="T1">s’indigne et s’enflamme</text:span><text:span text:style-name="T4"><text:line-break/></text:span><text:span text:style-name="T1">la noble fierté.</text:span><text:span text:style-name="T4"><text:line-break/></text:span><text:span text:style-name="T1">Ah! L’injuste outrage</text:span><text:span text:style-name="T4"><text:line-break/></text:span><text:span text:style-name="T1">qui flétrit son roi</text:span><text:span text:style-name="T4"><text:line-break/></text:span><text:span text:style-name="T1">rougit mon visage</text:span><text:span text:style-name="T4"><text:line-break/></text:span><text:span text:style-name="T1">de honte et d’effroi!</text:span></text:p>
      <text:p text:style-name="P1"><text:span text:style-name="T1">FERNAND</text:span><text:span text:style-name="T4"><text:line-break/></text:span><text:span text:style-name="T1">Péris, pacte infâme</text:span><text:span text:style-name="T4"><text:line-break/></text:span><text:span text:style-name="T1">qui m’as trop coûté!</text:span><text:span text:style-name="T4"><text:line-break/></text:span><text:span text:style-name="T1">Honneur, noble flamme,</text:span><text:span text:style-name="T4"><text:line-break/></text:span><text:span text:style-name="T1">rends-moi ma fierté!</text:span><text:span text:style-name="T4"><text:line-break/></text:span><text:span text:style-name="T1">J’affronte l’orage,</text:span><text:span text:style-name="T4"><text:line-break/></text:span><text:span text:style-name="T1">je connais mes droits</text:span><text:span text:style-name="T4"><text:line-break/></text:span><text:span text:style-name="T1">qui brave l’outrage</text:span><text:span text:style-name="T4"><text:line-break/></text:span><text:span text:style-name="T1">peut braver les rois.</text:span></text:p>
      <text:p text:style-name="P1"><text:span text:style-name="T1">LE ROI</text:span><text:span text:style-name="T4"><text:line-break/></text:span><text:span text:style-name="T1">Ecoutez-moi, Fernand…</text:span></text:p>
      <text:p text:style-name="P1"><text:span text:style-name="T1">FERNAND</text:span><text:span text:style-name="T4"><text:line-break/></text:span><text:span text:style-name="T1">J’ai tout appris, altesse…</text:span></text:p>
      <text:p text:style-name="P1"><text:span text:style-name="T1">LÉONOR</text:span><text:span text:style-name="T4"><text:line-break/></text:span><text:span text:style-name="T2">(à part)</text:span><text:span text:style-name="T3"><text:line-break/></text:span><text:span text:style-name="T1">Il ne savait donc pas…</text:span></text:p>
      <text:p text:style-name="P1"><text:span text:style-name="T1">FERNAND</text:span><text:span text:style-name="T4"><text:line-break/></text:span><text:span text:style-name="T1">C’est pour une bassesse</text:span><text:span text:style-name="T4"><text:line-break/></text:span><text:span text:style-name="T1">qu’on m’a choisi.</text:span></text:p>
      <text:p text:style-name="P1"><text:span text:style-name="T1">LE ROI</text:span><text:span text:style-name="T4"><text:line-break/></text:span><text:span text:style-name="T2">(avec colère)</text:span><text:span text:style-name="T4"><text:line-break/></text:span><text:span text:style-name="T1">Marquis!</text:span></text:p>
      <text:p text:style-name="P1"><text:span text:style-name="T1">FERNAND</text:span><text:span text:style-name="T4"><text:line-break/></text:span><text:span text:style-name="T1">Ce nom n’est pas le mien</text:span><text:span text:style-name="T4"><text:line-break/></text:span><text:span text:style-name="T1">et des présents du roi je ne veux garder rien.</text:span><text:span text:style-name="T4"><text:line-break/></text:span><text:span text:style-name="T2">(se tournant vers les seigneurs qui l’ont insulté)</text:span><text:span text:style-name="T4"><text:line-break/></text:span><text:span text:style-name="T1">Messieurs, rendez-moi votre estime…</text:span><text:span text:style-name="T4"><text:line-break/></text:span><text:span text:style-name="T1">Du sort, pauvre victime</text:span><text:span text:style-name="T4"><text:line-break/></text:span><text:span text:style-name="T1">Je pars, et n’emporte d’ici</text:span><text:span text:style-name="T4"><text:line-break/></text:span><text:span text:style-name="T1">que le nom de mon père…</text:span></text:p>
      <text:p text:style-name="P1"><text:span text:style-name="T1">LÉONOR</text:span><text:span text:style-name="T4"><text:line-break/></text:span><text:span text:style-name="T2">(à part, avec égarement)</text:span><text:span text:style-name="T4"><text:line-break/></text:span><text:span text:style-name="T1">Inez, où donc est-elle?</text:span></text:p>
      <text:p text:style-name="P1"><text:span text:style-name="T1">DON GASPAR</text:span><text:span text:style-name="T4"><text:line-break/></text:span><text:span text:style-name="T2">(à voix basse, à Léonor)</text:span><text:span text:style-name="T4"><text:line-break/></text:span><text:span text:style-name="T1">Inez est prisonnière.</text:span></text:p>
      <text:p text:style-name="P1"><text:span text:style-name="T1">LÉONOR</text:span><text:span text:style-name="T4"><text:line-break/></text:span><text:span text:style-name="T2">(accablée)</text:span><text:span text:style-name="T4"><text:line-break/></text:span><text:span text:style-name="T1">Oh! Tout m’est éclairci.</text:span></text:p>
      <text:p text:style-name="P1"><text:span text:style-name="T1">FERNAND</text:span><text:span text:style-name="T4"><text:line-break/></text:span><text:span text:style-name="T2">(détachant de son cou le collier qu’il a reçu du roi)</text:span><text:span text:style-name="T4"><text:line-break/></text:span><text:span text:style-name="T1">Ce collier qui paya l’infamie,</text:span><text:span text:style-name="T4"><text:line-break/></text:span><text:span text:style-name="T1">je vous le rends.</text:span><text:span text:style-name="T4"><text:line-break/></text:span><text:span text:style-name="T2">(il tire son épée)</text:span><text:span text:style-name="T4"><text:line-break/></text:span><text:span text:style-name="T1">Cette épée avilie,</text:span><text:span text:style-name="T4"><text:line-break/></text:span><text:span text:style-name="T1">qui de nos ennemis naguère était l’effroi,</text:span><text:span text:style-name="T4"><text:line-break/></text:span><text:span text:style-name="T1">je la brise… à vos pieds! Car vous êtes le roi.</text:span><text:span text:style-name="T4"><text:line-break/></text:span><text:span text:style-name="T1">Je maudis cette alliance,</text:span><text:span text:style-name="T4"><text:line-break/></text:span><text:span text:style-name="T1">je maudis l’indigne offense</text:span><text:span text:style-name="T4"><text:line-break/></text:span><text:span text:style-name="T1">que sur moi, pour récompense,</text:span><text:span text:style-name="T4"><text:line-break/></text:span><text:span text:style-name="T1">vous jetiez avec de l’or.</text:span><text:span text:style-name="T4"><text:line-break/></text:span><text:span text:style-name="T1">Roi! Gardons, vous la puissance,</text:span><text:span text:style-name="T4"><text:line-break/></text:span><text:span text:style-name="T1">moi l’honneur, mon seul trésor.</text:span></text:p>
      <text:p text:style-name="P1"><text:span text:style-name="T1">LÉONOR</text:span><text:span text:style-name="T4"><text:line-break/></text:span><text:span text:style-name="T2">(au roi)</text:span><text:span text:style-name="T4"><text:line-break/></text:span><text:span text:style-name="T1">Grâce, ô roi! Pour son offense;</text:span><text:span text:style-name="T4"><text:line-break/></text:span><text:span text:style-name="T1">sur moi tombe ta vengeance!</text:span><text:span text:style-name="T4"><text:line-break/></text:span><text:span text:style-name="T2">(à Fernand qui la repousse)</text:span><text:span text:style-name="T4"><text:line-break/></text:span><text:span text:style-name="T1">Noble cour! De ta souffrance</text:span><text:span text:style-name="T4"><text:line-break/></text:span><text:span text:style-name="T1">sur moi pèse le remord;</text:span><text:span text:style-name="T4"><text:line-break/></text:span><text:span text:style-name="T1">mais écoute ma défense,</text:span><text:span text:style-name="T4"><text:line-break/></text:span><text:span text:style-name="T1">ou bien donne-moi la mort.</text:span></text:p>
      <text:p text:style-name="P1"><text:span text:style-name="T1">LE ROI</text:span><text:span text:style-name="T4"><text:line-break/></text:span><text:span text:style-name="T1">Ah! C’est trop de ma clémence</text:span><text:span text:style-name="T4"><text:line-break/></text:span><text:span text:style-name="T1">protéger tant d’insolence!</text:span><text:span text:style-name="T4"><text:line-break/></text:span><text:span text:style-name="T1">Tremble, ingrat! Car ton offense</text:span><text:span text:style-name="T4"><text:line-break/></text:span><text:span text:style-name="T1">fait sur toi planer la mort.</text:span><text:span text:style-name="T4"><text:line-break/></text:span><text:span text:style-name="T1">Mais, non… fuis… car ta vengeance</text:span><text:span text:style-name="T4"><text:line-break/></text:span><text:span text:style-name="T1">est aussi dans mon remord.</text:span></text:p>
      <text:p text:style-name="P1"><text:span text:style-name="T1">BALTHAZAR</text:span><text:span text:style-name="T4"><text:line-break/></text:span><text:span text:style-name="T1">Roi, déjà pour vous commence</text:span><text:span text:style-name="T4"><text:line-break/></text:span><text:span text:style-name="T1">du pécheur la chute immense</text:span><text:span text:style-name="T4"><text:line-break/></text:span><text:span text:style-name="T1">sur le trône est la souffrance,</text:span><text:span text:style-name="T4"><text:line-break/></text:span><text:span text:style-name="T1">sous la pourpre est le remord.</text:span><text:span text:style-name="T4"><text:line-break/></text:span><text:span text:style-name="T2">(à Fernand)</text:span><text:span text:style-name="T4"><text:line-break/></text:span><text:span text:style-name="T1">Viens, mon fils, dans sa clémence,</text:span><text:span text:style-name="T4"><text:line-break/></text:span><text:span text:style-name="T1">dieu peut seul t’ouvrir un port.</text:span></text:p>
      <text:p text:style-name="P1"><text:span text:style-name="T1">DON GASPAR et LE CH‘UR</text:span><text:span text:style-name="T4"><text:line-break/></text:span><text:span text:style-name="T1">Déjà de nôtre insolence</text:span><text:span text:style-name="T4"><text:line-break/></text:span><text:span text:style-name="T1">sur nous pèse le remord.</text:span><text:span text:style-name="T4"><text:line-break/></text:span><text:span text:style-name="T1">Qu’elle est noble, sa vengeance!</text:span><text:span text:style-name="T4"><text:line-break/></text:span><text:span text:style-name="T1">Mais je tremble pour son sort.</text:span><text:span text:style-name="T4"><text:line-break/></text:span><text:span text:style-name="T3"><text:line-break/></text:span><text:span text:style-name="T2">(Fernand sort, suivi de Balthazar;</text:span><text:span text:style-name="T3"><text:line-break/></text:span><text:span text:style-name="T2">les seigneurs ouvrent respectueusement leur rangs</text:span><text:span text:style-name="T3"><text:line-break/></text:span><text:span text:style-name="T2">pour le laisser passer, et s’inclinent devant lui.)</text:span></text:p>
      <text:p text:style-name="P1"><text:span text:style-name="T1"> </text:span></text:p>
      <text:p text:style-name="P1"><text:span text:style-name="T1">ACTE QUATRIÈME</text:span></text:p>
      <text:p text:style-name="P1"><text:span text:style-name="T2">Le cloître du couvent de Saint-Jacques de Compostelle.</text:span></text:p>
      <text:p text:style-name="P1"><text:span text:style-name="T2">A droit, le portique de l’église;</text:span><text:span text:style-name="T3"><text:line-break/></text:span><text:span text:style-name="T2">en face, une grande croix élevée sur un socle de pierre.</text:span></text:p>
      <text:p text:style-name="P1"><text:span text:style-name="T2">Ça et là des tombes et des croix de bois.</text:span></text:p>
      <text:p text:style-name="P1"><text:span text:style-name="T1"> </text:span></text:p>
      <text:p text:style-name="P1"><text:span text:style-name="T1">Scène première</text:span></text:p>
      <text:p text:style-name="P1"><text:span text:style-name="T2"> </text:span></text:p>
      <text:p text:style-name="P1"><text:span text:style-name="T2">Religieux, Balthazar.</text:span></text:p>
      <text:p text:style-name="P1"><text:span text:style-name="T2">Des religieux sont prosternés au pied de la croix;</text:span><text:span text:style-name="T3"><text:line-break/></text:span><text:span text:style-name="T2">d’autres, dans l’éloignement,</text:span><text:span text:style-name="T3"><text:line-break/></text:span><text:span text:style-name="T2">creusent leurs tombes et répètent par intervalles</text:span></text:p>
      <text:p text:style-name="P1"><text:span text:style-name="T1"> </text:span></text:p>
      <text:p text:style-name="P1"><text:span text:style-name="T1"> </text:span></text:p>
      <text:p text:style-name="P1"><text:span text:style-name="T1">LES RELIGIEUX</text:span><text:span text:style-name="T4"><text:line-break/></text:span><text:span text:style-name="T1">Frères, creusons l’asile où la douleur s’endort.</text:span></text:p>
      <text:p text:style-name="P1"><text:span text:style-name="T2"> </text:span></text:p>
      <text:p text:style-name="P1"><text:span text:style-name="T2">(Un religieux introduit des pèlerins qui se dirigent vers l’église</text:span><text:span text:style-name="T3"><text:line-break/></text:span><text:span text:style-name="T2">et s’arrêtent devant le portique où paraît Balthazar.)</text:span></text:p>
      <text:p text:style-name="P1"><text:span text:style-name="T1">BALTHAZAR</text:span><text:span text:style-name="T4"><text:line-break/></text:span><text:span text:style-name="T1">Les cieux s’emplissent d’étincelles;</text:span><text:span text:style-name="T4"><text:line-break/></text:span><text:span text:style-name="T1">vers Dieu montez avec transport,</text:span><text:span text:style-name="T4"><text:line-break/></text:span><text:span text:style-name="T1">chour pur des pénitents fidèles,</text:span><text:span text:style-name="T4"><text:line-break/></text:span><text:span text:style-name="T1">assis dans l’ombre de la mort.</text:span></text:p>
      <text:p text:style-name="P1"><text:span text:style-name="T2"> </text:span></text:p>
      <text:p text:style-name="P1"><text:span text:style-name="T2">(Les religieux répètent la prière de Balthazar,</text:span><text:span text:style-name="T3"><text:line-break/></text:span><text:span text:style-name="T2">puis s’éloignent à travers les arcades du cloître;</text:span><text:span text:style-name="T3"><text:line-break/></text:span><text:span text:style-name="T2">les pèlerins entrent dans la chapelle.</text:span></text:p>
      <text:p text:style-name="P1"><text:span text:style-name="T2">Un seul religieux est resté debout, immobile.)</text:span></text:p>
      <text:p text:style-name="P1"><text:span text:style-name="T1"> </text:span></text:p>
      <text:p text:style-name="P1"><text:span text:style-name="T1">Scène deuxième</text:span></text:p>
      <text:p text:style-name="P1"><text:span text:style-name="T1"> </text:span></text:p>
      <text:p text:style-name="P1"><text:span text:style-name="T2">Balthazar et Fernand</text:span></text:p>
      <text:p text:style-name="P1"><text:span text:style-name="T1"> </text:span></text:p>
      <text:p text:style-name="P1"><text:span text:style-name="T1"> </text:span></text:p>
      <text:p text:style-name="P1"><text:span text:style-name="T1">BALTHAZAR</text:span><text:span text:style-name="T4"><text:line-break/></text:span><text:span text:style-name="T2">(s’approchant de Fernand)</text:span><text:span text:style-name="T4"><text:line-break/></text:span><text:span text:style-name="T1">Dans un instant, mon frère,</text:span><text:span text:style-name="T4"><text:line-break/></text:span><text:span text:style-name="T1">un serment éternel</text:span><text:span text:style-name="T4"><text:line-break/></text:span><text:span text:style-name="T1">vous arrache à la terre</text:span><text:span text:style-name="T4"><text:line-break/></text:span><text:span text:style-name="T1">pour vous lier au ciel.</text:span></text:p>
      <text:p text:style-name="P1"><text:span text:style-name="T1">FERNAND</text:span><text:span text:style-name="T4"><text:line-break/></text:span><text:span text:style-name="T1">Quand j’ai quitté le port pour l’orage du monde,</text:span><text:span text:style-name="T4"><text:line-break/></text:span><text:span text:style-name="T1">vous me l’aviez bien dit: “Mon fils, tu reviendras!”</text:span><text:span text:style-name="T4"><text:line-break/></text:span><text:span text:style-name="T1">Me voici; je reviens, cherchant la paix profonde</text:span><text:span text:style-name="T4"><text:line-break/></text:span><text:span text:style-name="T1">et l’oubli que la mort offre ici dans ses bras.</text:span></text:p>
      <text:p text:style-name="P1"><text:span text:style-name="T1">BALTHAZAR</text:span><text:span text:style-name="T4"><text:line-break/></text:span><text:span text:style-name="T1">Du courage, Fernand! lorsque Dieu vous appelle,</text:span><text:span text:style-name="T4"><text:line-break/></text:span><text:span text:style-name="T1">ne pensez plus qu’à lui; votre vou prononcé</text:span><text:span text:style-name="T4"><text:line-break/></text:span><text:span text:style-name="T1">entre le monde et vous est un tombeau placé.</text:span></text:p>
      <text:p text:style-name="P1"><text:span text:style-name="T2">(Balthazar s’éloigne)</text:span></text:p>
      <text:p text:style-name="P1"><text:span text:style-name="T1">FERNAND</text:span><text:span text:style-name="T4"><text:line-break/></text:span><text:span text:style-name="T1">Vous me quittez?</text:span></text:p>
      <text:p text:style-name="P1"><text:span text:style-name="T1">BALTHAZAR</text:span><text:span text:style-name="T4"><text:line-break/></text:span><text:span text:style-name="T1">Entrez dans la chapelle.</text:span><text:span text:style-name="T4"><text:line-break/></text:span><text:span text:style-name="T1">Près d’un novice arrivé cette nuit,</text:span><text:span text:style-name="T4"><text:line-break/></text:span><text:span text:style-name="T1">Malade… jeune encor… le devoir me conduit.</text:span></text:p>
      <text:p text:style-name="P1"><text:span text:style-name="T1">FERNAND</text:span><text:span text:style-name="T4"><text:line-break/></text:span><text:span text:style-name="T2">(levant les yeux au ciel)</text:span><text:span text:style-name="T4"><text:line-break/></text:span><text:span text:style-name="T1">Jeune aussi!</text:span></text:p>
      <text:p text:style-name="P1"><text:span text:style-name="T1">BALTHAZAR</text:span><text:span text:style-name="T4"><text:line-break/></text:span><text:span text:style-name="T1">Pauvre fleur par l’orage abattue.</text:span><text:span text:style-name="T4"><text:line-break/></text:span><text:span text:style-name="T1">Qui va mourir, peut-être!</text:span></text:p>
      <text:p text:style-name="P1"><text:span text:style-name="T1">FERNAND</text:span><text:span text:style-name="T4"><text:line-break/></text:span><text:span text:style-name="T1">Oh! oui, la douleur tue.</text:span></text:p>
      <text:p text:style-name="P1"><text:span text:style-name="T2"> </text:span></text:p>
      <text:p text:style-name="P1"><text:span text:style-name="T2">Balthazar va prendre les mains de Fernand,</text:span><text:span text:style-name="T3"><text:line-break/></text:span><text:span text:style-name="T2">comme pour relever son courage, puis il sort.</text:span></text:p>
      <text:p text:style-name="P1"><text:span text:style-name="T1"> </text:span></text:p>
      <text:p text:style-name="P1"><text:span text:style-name="T1">Scène troisième</text:span></text:p>
      <text:p text:style-name="P1"><text:span text:style-name="T2">Fernand, seul.</text:span></text:p>
      <text:p text:style-name="P1"><text:span text:style-name="T1"> </text:span></text:p>
      <text:p text:style-name="P1"><text:span text:style-name="T1"> </text:span></text:p>
      <text:p text:style-name="P1"><text:span text:style-name="T1">FERNAND</text:span><text:span text:style-name="T4"><text:line-break/></text:span><text:span text:style-name="T1">La maîtresse du roi!… Dans l’abîme creusé,</text:span><text:span text:style-name="T4"><text:line-break/></text:span><text:span text:style-name="T1">Sous un piège infernal ma gloire est engloutie,</text:span><text:span text:style-name="T4"><text:line-break/></text:span><text:span text:style-name="T1">et de mon triste cour l’espérance est sortie</text:span><text:span text:style-name="T4"><text:line-break/></text:span><text:span text:style-name="T1">ainsi que d’un vase brisé.</text:span><text:span text:style-name="T4"><text:line-break/></text:span><text:span text:style-name="T1">Ange si pur, que dans un songe</text:span><text:span text:style-name="T4"><text:line-break/></text:span><text:span text:style-name="T1">j’ai cru trouver, vous que j’aimais!</text:span><text:span text:style-name="T4"><text:line-break/></text:span><text:span text:style-name="T1">Avec l’espoir, triste mensonge,</text:span><text:span text:style-name="T4"><text:line-break/></text:span><text:span text:style-name="T1">envolez-vous, et pour jamais!</text:span><text:span text:style-name="T4"><text:line-break/></text:span><text:span text:style-name="T1">En moi, pour l’amour d’une femme</text:span><text:span text:style-name="T4"><text:line-break/></text:span><text:span text:style-name="T1">de Dieu l’amour avait faibli;</text:span><text:span text:style-name="T4"><text:line-break/></text:span><text:span text:style-name="T1">Pitié! je t’ai rendu mon âme,</text:span><text:span text:style-name="T4"><text:line-break/></text:span><text:span text:style-name="T1">Pitié! Seigneur, rends-moi l’oubli!</text:span><text:span text:style-name="T4"><text:line-break/></text:span><text:span text:style-name="T1">Ange si pur, que dans un songe</text:span><text:span text:style-name="T4"><text:line-break/></text:span><text:span text:style-name="T1">j’ai cru trouver, vous que j’aimais!</text:span><text:span text:style-name="T4"><text:line-break/></text:span><text:span text:style-name="T1">Avec l’espoir, triste mensonge,</text:span><text:span text:style-name="T4"><text:line-break/></text:span><text:span text:style-name="T1">envolez-vous et pour jamais!</text:span></text:p>
      <text:p text:style-name="P1"><text:span text:style-name="T1"> </text:span></text:p>
      <text:p text:style-name="P1"><text:span text:style-name="T1">Scène quatrième</text:span></text:p>
      <text:p text:style-name="P1"><text:span text:style-name="T2">Fernand, Balthazar, les Religieux.</text:span></text:p>
      <text:p text:style-name="P1"><text:span text:style-name="T1"> </text:span></text:p>
      <text:p text:style-name="P1"><text:span text:style-name="T1"> </text:span></text:p>
      <text:p text:style-name="P1"><text:span text:style-name="T1">BALTHAZAR</text:span><text:span text:style-name="T4"><text:line-break/></text:span><text:span text:style-name="T1">Es-tu prêt? viens.</text:span></text:p>
      <text:p text:style-name="P1"><text:span text:style-name="T1">FERNAND</text:span><text:span text:style-name="T4"><text:line-break/></text:span><text:span text:style-name="T1">Mon père, à la chapelle</text:span><text:span text:style-name="T4"><text:line-break/></text:span><text:span text:style-name="T1">je vous suis.</text:span></text:p>
      <text:p text:style-name="P1"><text:span text:style-name="T1">BALTHAZAR</text:span><text:span text:style-name="T4"><text:line-break/></text:span><text:span text:style-name="T1">Viens, mon fils, qu’à toi Dieu se révèle!</text:span></text:p>
      <text:p text:style-name="P1"><text:span text:style-name="T2"> </text:span></text:p>
      <text:p text:style-name="P1"><text:span text:style-name="T2">(Balthazar et Fernand entrent dans la chapelle,</text:span><text:span text:style-name="T3"><text:line-break/></text:span><text:span text:style-name="T2">les religieux les suivent en silence.</text:span></text:p>
      <text:p text:style-name="P1"><text:span text:style-name="T2">Léonor parait sous l’habit de novice;</text:span><text:span text:style-name="T3"><text:line-break/></text:span><text:span text:style-name="T2">elle se place devant le porche de l’église,</text:span><text:span text:style-name="T3"><text:line-break/></text:span><text:span text:style-name="T2">cherchant à distinguer les traits des religieux qui passent.)</text:span></text:p>
      <text:p text:style-name="P1"><text:span text:style-name="T1"> </text:span></text:p>
      <text:p text:style-name="P1"><text:span text:style-name="T1">Scène cinquième</text:span></text:p>
      <text:p text:style-name="P1"><text:span text:style-name="T2">Léonor, seule.</text:span></text:p>
      <text:p text:style-name="P1"><text:span text:style-name="T1"> </text:span></text:p>
      <text:p text:style-name="P1"><text:span text:style-name="T1"> </text:span></text:p>
      <text:p text:style-name="P1"><text:span text:style-name="T1">LÉONOR</text:span><text:span text:style-name="T4"><text:line-break/></text:span><text:span text:style-name="T1">Fernand! Fernand! Pourrai-je le trouver?</text:span><text:span text:style-name="T4"><text:line-break/></text:span><text:span text:style-name="T1">Ce monastère est-il l’asile qu’il habite?</text:span><text:span text:style-name="T4"><text:line-break/></text:span><text:span text:style-name="T1">Sous cette robe sainte, ô mon Dieu que j’irrite,</text:span><text:span text:style-name="T4"><text:line-break/></text:span><text:span text:style-name="T1">jusques à lui permets-moi d’arriver.</text:span><text:span text:style-name="T4"><text:line-break/></text:span><text:span text:style-name="T1">Par la douleur ma force est épuisée,</text:span><text:span text:style-name="T4"><text:line-break/></text:span><text:span text:style-name="T1">je vais mourir… oui! merci de ce don!</text:span><text:span text:style-name="T4"><text:line-break/></text:span><text:span text:style-name="T1">Prends mon âme brisée,</text:span><text:span text:style-name="T4"><text:line-break/></text:span><text:span text:style-name="T1">Mais qu’au moins de Fernand j’emporte le pardon.</text:span></text:p>
      <text:p text:style-name="P1"><text:span text:style-name="T1">LES RELIGIEUX</text:span><text:span text:style-name="T4"><text:line-break/></text:span><text:span text:style-name="T2">(dans l’église)</text:span><text:span text:style-name="T4"><text:line-break/></text:span><text:span text:style-name="T1">Que du Très-Haut la faveur t’accompagne,</text:span><text:span text:style-name="T4"><text:line-break/></text:span><text:span text:style-name="T1">vou du fidèle, adorable tribut!</text:span><text:span text:style-name="T4"><text:line-break/></text:span><text:span text:style-name="T1">Entendez-vous du haut de la montagne,</text:span><text:span text:style-name="T4"><text:line-break/></text:span><text:span text:style-name="T1">la voix de l’ange annonçant le salut?</text:span></text:p>
      <text:p text:style-name="P1"><text:span text:style-name="T1">LÉONOR</text:span><text:span text:style-name="T4"><text:line-break/></text:span><text:span text:style-name="T1">Qu’entends-je? C’est un vou qui de l’autel s’élève,</text:span><text:span text:style-name="T4"><text:line-break/></text:span><text:span text:style-name="T1">une âme que le ciel à cette terre enlève!</text:span></text:p>
      <text:p text:style-name="P1"><text:span text:style-name="T1">FERNAND</text:span><text:span text:style-name="T4"><text:line-break/></text:span><text:span text:style-name="T2">(dans l’église)</text:span><text:span text:style-name="T4"><text:line-break/></text:span><text:span text:style-name="T1">Je me consacre à te servir, Seigneur!</text:span><text:span text:style-name="T4"><text:line-break/></text:span><text:span text:style-name="T1">Viens, que ta grâce illumine mon cour.</text:span></text:p>
      <text:p text:style-name="P1"><text:span text:style-name="T1">LÉONOR</text:span><text:span text:style-name="T4"><text:line-break/></text:span><text:span text:style-name="T1">Cette voix! c’est bien lui! lui! perdu pour la terre.</text:span><text:span text:style-name="T4"><text:line-break/></text:span><text:span text:style-name="T1">Ange, remonte au ciel! Je fuis ce cloître austère,</text:span><text:span text:style-name="T4"><text:line-break/></text:span><text:span text:style-name="T1">mais… je ne puis, la mort glace mon sang.</text:span></text:p>
      <text:p text:style-name="P1"><text:span text:style-name="T2"> </text:span></text:p>
      <text:p text:style-name="P1"><text:span text:style-name="T2">(elle tombe épuisée au pied de la croix)</text:span></text:p>
      <text:p text:style-name="P1"><text:span text:style-name="T1"> </text:span></text:p>
      <text:p text:style-name="P1"><text:span text:style-name="T1">Scène sixième</text:span></text:p>
      <text:p text:style-name="P1"><text:span text:style-name="T2">Léonor et Fernand.</text:span></text:p>
      <text:p text:style-name="P1"><text:span text:style-name="T1"> </text:span></text:p>
      <text:p text:style-name="P1"><text:span text:style-name="T1"> </text:span></text:p>
      <text:p text:style-name="P1"><text:span text:style-name="T1">FERNAND</text:span><text:span text:style-name="T4"><text:line-break/></text:span><text:span text:style-name="T2">(sortant de l’église avec agitation)</text:span><text:span text:style-name="T4"><text:line-break/></text:span><text:span text:style-name="T1">Mes voux sont prononcés…. Et malgré moi descend,</text:span><text:span text:style-name="T4"><text:line-break/></text:span><text:span text:style-name="T1">dans mon âme inquiète,</text:span><text:span text:style-name="T4"><text:line-break/></text:span><text:span text:style-name="T1">une terreur secrète…</text:span><text:span text:style-name="T4"><text:line-break/></text:span><text:span text:style-name="T1">J’ai fui loin de l’autel.</text:span></text:p>
      <text:p text:style-name="P1"><text:span text:style-name="T1">LÉONOR</text:span><text:span text:style-name="T4"><text:line-break/></text:span><text:span text:style-name="T2">(essayant de se soulever)</text:span><text:span text:style-name="T4"><text:line-break/></text:span><text:span text:style-name="T1">Mon Dieu, je souffre… hélas!</text:span><text:span text:style-name="T4"><text:line-break/></text:span><text:span text:style-name="T1">J’ai froid.</text:span></text:p>
      <text:p text:style-name="P1"><text:span text:style-name="T1">FERNAND</text:span><text:span text:style-name="T4"><text:line-break/></text:span><text:span text:style-name="T1">Qu’entends-je?</text:span><text:span text:style-name="T4"><text:line-break/></text:span><text:span text:style-name="T2">(regardant autour de lui)</text:span><text:span text:style-name="T4"><text:line-break/></text:span><text:span text:style-name="T1">Sur la terre</text:span><text:span text:style-name="T4"><text:line-break/></text:span><text:span text:style-name="T1">un malheureux!</text:span><text:span text:style-name="T4"><text:line-break/></text:span><text:span text:style-name="T2">(s’approchant)</text:span><text:span text:style-name="T4"><text:line-break/></text:span><text:span text:style-name="T1">Relevez-vous, mon frère.</text:span></text:p>
      <text:p text:style-name="P1"><text:span text:style-name="T1">LÉONOR</text:span><text:span text:style-name="T4"><text:line-break/></text:span><text:span text:style-name="T1">C’est lui!</text:span></text:p>
      <text:p text:style-name="P1"><text:span text:style-name="T1">FERNAND</text:span><text:span text:style-name="T4"><text:line-break/></text:span><text:span text:style-name="T1">(reculant avec horreur)</text:span><text:span text:style-name="T4"><text:line-break/></text:span><text:span text:style-name="T1">Grand Dieu!</text:span></text:p>
      <text:p text:style-name="P1"><text:span text:style-name="T1">LÉONOR</text:span><text:span text:style-name="T4"><text:line-break/></text:span><text:span text:style-name="T1">Ne me maudissez pas!</text:span></text:p>
      <text:p text:style-name="P1"><text:span text:style-name="T1">FERNAND</text:span><text:span text:style-name="T4"><text:line-break/></text:span><text:span text:style-name="T1">Va-t’en d’ici! de cet asile</text:span><text:span text:style-name="T4"><text:line-break/></text:span><text:span text:style-name="T1">tu troublerais la pureté;</text:span><text:span text:style-name="T4"><text:line-break/></text:span><text:span text:style-name="T1">laisse la mort froide et tranquille</text:span><text:span text:style-name="T4"><text:line-break/></text:span><text:span text:style-name="T1">faire son ouvre en liberté.</text:span><text:span text:style-name="T4"><text:line-break/></text:span><text:span text:style-name="T1">Dans son palais ton roi t’appelle</text:span><text:span text:style-name="T4"><text:line-break/></text:span><text:span text:style-name="T1">pour te parer de honte et d’or.</text:span><text:span text:style-name="T4"><text:line-break/></text:span><text:span text:style-name="T1">Son amour te rendra plus belle,</text:span><text:span text:style-name="T4"><text:line-break/></text:span><text:span text:style-name="T1">plus belle et plus infâme encor.</text:span></text:p>
      <text:p text:style-name="P1"><text:span text:style-name="T1">LÉONOR</text:span><text:span text:style-name="T4"><text:line-break/></text:span><text:span text:style-name="T1">Jusqu’à ce monastère</text:span><text:span text:style-name="T4"><text:line-break/></text:span><text:span text:style-name="T1">en priant j’ai marché… les ronces et la pierre</text:span><text:span text:style-name="T4"><text:line-break/></text:span><text:span text:style-name="T1">on meurtri mes genoux.</text:span></text:p>
      <text:p text:style-name="P1"><text:span text:style-name="T1">FERNAND</text:span><text:span text:style-name="T4"><text:line-break/></text:span><text:span text:style-name="T1">Vous qui m’avez trompé, de moi qu’espérez-vous?</text:span></text:p>
      <text:p text:style-name="P1"><text:span text:style-name="T1">LÉONOR</text:span><text:span text:style-name="T4"><text:line-break/></text:span><text:span text:style-name="T1">D’une erreur sur tous deux la peine, hélas! retombe.</text:span><text:span text:style-name="T4"><text:line-break/></text:span><text:span text:style-name="T1">J’ai cru qu’Inez pour moi</text:span><text:span text:style-name="T4"><text:line-break/></text:span><text:span text:style-name="T1">vous avait tout appris; dans un pardon j’eus foi.</text:span><text:span text:style-name="T4"><text:line-break/></text:span><text:span text:style-name="T1">Croyez-moi! l’on ne ment pas au bord de la tombe.</text:span><text:span text:style-name="T4"><text:line-break/></text:span><text:span text:style-name="T1">Mon triste aveu ne put jusqu’à vous parvenir</text:span><text:span text:style-name="T4"><text:line-break/></text:span><text:span text:style-name="T1">Fernand… faites-moi grâce à mon dernier soupir.</text:span><text:span text:style-name="T4"><text:line-break/></text:span><text:span text:style-name="T1">Fernand! imite la clémence</text:span><text:span text:style-name="T4"><text:line-break/></text:span><text:span text:style-name="T1">du ciel à qui tu t’es lié.</text:span><text:span text:style-name="T4"><text:line-break/></text:span><text:span text:style-name="T1">Tu vois mes pleurs et ma souffrance,</text:span><text:span text:style-name="T4"><text:line-break/></text:span><text:span text:style-name="T1">écoute la pitié.</text:span><text:span text:style-name="T4"><text:line-break/></text:span><text:span text:style-name="T1">Pour moi qui traîne ici ma honte,</text:span><text:span text:style-name="T4"><text:line-break/></text:span><text:span text:style-name="T1">la terre, hélas! n’a plus de prix;</text:span><text:span text:style-name="T4"><text:line-break/></text:span><text:span text:style-name="T1">mais que mon âme au ciel remonte</text:span><text:span text:style-name="T4"><text:line-break/></text:span><text:span text:style-name="T1">pure au moins de ton mépris.</text:span></text:p>
      <text:p text:style-name="P1"><text:span text:style-name="T1">FERNAND</text:span><text:span text:style-name="T4"><text:line-break/></text:span><text:span text:style-name="T1">Ses pleurs, sa voix jadis si chère,</text:span><text:span text:style-name="T4"><text:line-break/></text:span><text:span text:style-name="T1">portent le trouble dans mes sens;</text:span><text:span text:style-name="T4"><text:line-break/></text:span><text:span text:style-name="T1">sur ton élu, Seigneur, descends!</text:span><text:span text:style-name="T4"><text:line-break/></text:span><text:span text:style-name="T1">Arme son cour par la prière.</text:span></text:p>
      <text:p text:style-name="P1"><text:span text:style-name="T1">LÉONOR</text:span><text:span text:style-name="T4"><text:line-break/></text:span><text:span text:style-name="T1">Entends ma voix jadis si chère,</text:span><text:span text:style-name="T4"><text:line-break/></text:span><text:span text:style-name="T1">vois quel trouble agite mes sens;</text:span><text:span text:style-name="T4"><text:line-break/></text:span><text:span text:style-name="T1">et dans la nuit où je descends</text:span><text:span text:style-name="T4"><text:line-break/></text:span><text:span text:style-name="T1">ne repousse pas ma prière!</text:span></text:p>
      <text:p text:style-name="P1"><text:span text:style-name="T1">FERNAND</text:span><text:span text:style-name="T4"><text:line-break/></text:span><text:span text:style-name="T1">Adieu! laissez-moi fuir.</text:span></text:p>
      <text:p text:style-name="P1"><text:span text:style-name="T1">LÉONOR</text:span><text:span text:style-name="T4"><text:line-break/></text:span><text:span text:style-name="T1">Désarme la colère,</text:span><text:span text:style-name="T4"><text:line-break/></text:span><text:span text:style-name="T1">Oh! ne me laisse pas mourir dans l’abandon.</text:span><text:span text:style-name="T4"><text:line-break/></text:span><text:span text:style-name="T1">Vois mes pleurs, ma misère…</text:span><text:span text:style-name="T4"><text:line-break/></text:span><text:span text:style-name="T1">Un seul mot de pardon!</text:span><text:span text:style-name="T4"><text:line-break/></text:span><text:span text:style-name="T1">Par le ciel, par ta mère,</text:span><text:span text:style-name="T4"><text:line-break/></text:span><text:span text:style-name="T1">par la mort qui m’attend!</text:span></text:p>
      <text:p text:style-name="P1"><text:span text:style-name="T1">FERNAND</text:span><text:span text:style-name="T4"><text:line-break/></text:span><text:span text:style-name="T1">Va-t’en, va-t’en!</text:span></text:p>
      <text:p text:style-name="P1"><text:span text:style-name="T1">LÉONOR</text:span><text:span text:style-name="T4"><text:line-break/></text:span><text:span text:style-name="T1">Pitié! je t’en conjure</text:span><text:span text:style-name="T4"><text:line-break/></text:span><text:span text:style-name="T1">par l’amour d’autrefois!</text:span></text:p>
      <text:p text:style-name="P1"><text:span text:style-name="T1">FERNAND</text:span><text:span text:style-name="T4"><text:line-break/></text:span><text:span text:style-name="T1">Pour la pitié quand elle adjure,</text:span><text:span text:style-name="T4"><text:line-break/></text:span><text:span text:style-name="T1">tout mon amour se réveille à sa voix.</text:span></text:p>
      <text:p text:style-name="P1"><text:span text:style-name="T1">LÉONOR</text:span><text:span text:style-name="T4"><text:line-break/></text:span><text:span text:style-name="T1">Miséricorde à cette heure suprême,</text:span><text:span text:style-name="T4"><text:line-break/></text:span><text:span text:style-name="T1">ou sous tes pieds écrase-moi!</text:span></text:p>
      <text:p text:style-name="P1"><text:span text:style-name="T2">(elle se jette à genoux)</text:span></text:p>
      <text:p text:style-name="P1"><text:span text:style-name="T1">FERNAND</text:span><text:span text:style-name="T4"><text:line-break/></text:span><text:span text:style-name="T1">Ah! Léonor!</text:span></text:p>
      <text:p text:style-name="P1"><text:span text:style-name="T1">LÉONOR</text:span><text:span text:style-name="T4"><text:line-break/></text:span><text:span text:style-name="T1">Grâce!</text:span></text:p>
      <text:p text:style-name="P1"><text:span text:style-name="T1">FERNAND</text:span><text:span text:style-name="T4"><text:line-break/></text:span><text:span text:style-name="T1">Relève-toi</text:span><text:span text:style-name="T4"><text:line-break/></text:span><text:span text:style-name="T1">Dieu te pardonne.</text:span></text:p>
      <text:p text:style-name="P1"><text:span text:style-name="T1">LÉONOR</text:span><text:span text:style-name="T4"><text:line-break/></text:span><text:span text:style-name="T1">Et toi?</text:span></text:p>
      <text:p text:style-name="P1"><text:span text:style-name="T1">FERNAND</text:span><text:span text:style-name="T4"><text:line-break/></text:span><text:span text:style-name="T1">Je t’aime!</text:span><text:span text:style-name="T4"><text:line-break/></text:span><text:span text:style-name="T1">Viens! je cède éperdu</text:span><text:span text:style-name="T4"><text:line-break/></text:span><text:span text:style-name="T1">au transport qui m’enivre;</text:span><text:span text:style-name="T4"><text:line-break/></text:span><text:span text:style-name="T1">mon amour t’est rendu,</text:span><text:span text:style-name="T4"><text:line-break/></text:span><text:span text:style-name="T1">pour t’aimer je veux vivre.</text:span><text:span text:style-name="T4"><text:line-break/></text:span><text:span text:style-name="T1">Viens! j’écoute en mon cour</text:span><text:span text:style-name="T4"><text:line-break/></text:span><text:span text:style-name="T1">une voix qui me crie:</text:span><text:span text:style-name="T4"><text:line-break/></text:span><text:span text:style-name="T1">dans une autre patrie</text:span><text:span text:style-name="T4"><text:line-break/></text:span><text:span text:style-name="T1">va cacher ton bonheur.</text:span></text:p>
      <text:p text:style-name="P1"><text:span text:style-name="T1">LÉONOR</text:span><text:span text:style-name="T4"><text:line-break/></text:span><text:span text:style-name="T1">C’est mon rêve perdu</text:span><text:span text:style-name="T4"><text:line-break/></text:span><text:span text:style-name="T1">qui rayonne et m’enivre!</text:span><text:span text:style-name="T4"><text:line-break/></text:span><text:span text:style-name="T1">Son amour m’est rendu,</text:span><text:span text:style-name="T4"><text:line-break/></text:span><text:span text:style-name="T1">mon Dieu, laisse-moi vivre!</text:span><text:span text:style-name="T4"><text:line-break/></text:span><text:span text:style-name="T2">(à Fernand)</text:span><text:span text:style-name="T4"><text:line-break/></text:span><text:span text:style-name="T1">Abandonne ton cour</text:span><text:span text:style-name="T4"><text:line-break/></text:span><text:span text:style-name="T1">a la voix qui te crie:</text:span><text:span text:style-name="T4"><text:line-break/></text:span><text:span text:style-name="T1">dans une autre patrie</text:span><text:span text:style-name="T4"><text:line-break/></text:span><text:span text:style-name="T1">va chercher le bonheur.</text:span></text:p>
      <text:p text:style-name="P1"><text:span text:style-name="T1">FERNAND</text:span><text:span text:style-name="T4"><text:line-break/></text:span><text:span text:style-name="T1">Fuyons ce monastère.</text:span></text:p>
      <text:p text:style-name="P1"><text:span text:style-name="T1">LÉONOR</text:span><text:span text:style-name="T4"><text:line-break/></text:span><text:span text:style-name="T2">(avec épouvante)</text:span><text:span text:style-name="T4"><text:line-break/></text:span><text:span text:style-name="T1">O ciel! et ton salut!</text:span></text:p>
      <text:p text:style-name="P1"><text:span text:style-name="T2">(on entend le chour des religieux dans l’église)</text:span></text:p>
      <text:p text:style-name="P1"><text:span text:style-name="T1">LES RELIGIEUX</text:span><text:span text:style-name="T4"><text:line-break/></text:span><text:span text:style-name="T2">(dans l’église)</text:span><text:span text:style-name="T4"><text:line-break/></text:span><text:span text:style-name="T1">Monte vers Dieu, dégagé de la terre,</text:span><text:span text:style-name="T4"><text:line-break/></text:span><text:span text:style-name="T1">vou du fidèle, adorable tribut.</text:span></text:p>
      <text:p text:style-name="P1"><text:span text:style-name="T1">LÉONOR</text:span><text:span text:style-name="T4"><text:line-break/></text:span><text:span text:style-name="T1">Entends-tu leur prière?</text:span><text:span text:style-name="T4"><text:line-break/></text:span><text:span text:style-name="T1">C’est Dieu qui t’éclaire.</text:span></text:p>
      <text:p text:style-name="P1"><text:span text:style-name="T1">FERNAND</text:span><text:span text:style-name="T4"><text:line-break/></text:span><text:span text:style-name="T1">A toi j’abandonne mon sort.</text:span></text:p>
      <text:p text:style-name="P1"><text:span text:style-name="T1">LÉONOR</text:span><text:span text:style-name="T4"><text:line-break/></text:span><text:span text:style-name="T1">Oh! le remords m’assiège,</text:span><text:span text:style-name="T4"><text:line-break/></text:span><text:span text:style-name="T1">songe à tes voux.</text:span></text:p>
      <text:p text:style-name="P1"><text:span text:style-name="T1">FERNAND</text:span><text:span text:style-name="T4"><text:line-break/></text:span><text:span text:style-name="T1">Mon amour est plus fort,</text:span><text:span text:style-name="T4"><text:line-break/></text:span><text:span text:style-name="T1">Viens! pour te posséder je serai sacrilège.</text:span></text:p>
      <text:p text:style-name="P1"><text:span text:style-name="T1">LÉONOR</text:span><text:span text:style-name="T4"><text:line-break/></text:span><text:span text:style-name="T2">(défaillant)</text:span><text:span text:style-name="T4"><text:line-break/></text:span><text:span text:style-name="T1">Non, du ciel la faveur</text:span><text:span text:style-name="T4"><text:line-break/></text:span><text:span text:style-name="T1">te retient sur l’abîme…</text:span><text:span text:style-name="T4"><text:line-break/></text:span><text:span text:style-name="T1">C’est la main du Sauveur</text:span><text:span text:style-name="T4"><text:line-break/></text:span><text:span text:style-name="T1">qui t’épargne ton crime.</text:span><text:span text:style-name="T4"><text:line-break/></text:span><text:span text:style-name="T1">Moi, j’accepte mon sort…</text:span><text:span text:style-name="T4"><text:line-break/></text:span><text:span text:style-name="T1">Fernand, Dieu me protège…</text:span><text:span text:style-name="T4"><text:line-break/></text:span><text:span text:style-name="T1">Sois sauvé du sacrilège,</text:span><text:span text:style-name="T4"><text:line-break/></text:span><text:span text:style-name="T1">sois sauvé par ma mort!</text:span></text:p>
      <text:p text:style-name="P1"><text:span text:style-name="T1">FERNAND</text:span><text:span text:style-name="T4"><text:line-break/></text:span><text:span text:style-name="T1">Viens, fuyons!</text:span></text:p>
      <text:p text:style-name="P1"><text:span text:style-name="T1">LÉONOR</text:span><text:span text:style-name="T4"><text:line-break/></text:span><text:span text:style-name="T1">Je ne puis… ma vie est terminée.</text:span></text:p>
      <text:p text:style-name="P1"><text:span text:style-name="T1">FERNAND</text:span><text:span text:style-name="T4"><text:line-break/></text:span><text:span text:style-name="T1">Mon Dieu!</text:span></text:p>
      <text:p text:style-name="P1"><text:span text:style-name="T1">LÉONOR</text:span><text:span text:style-name="T4"><text:line-break/></text:span><text:span text:style-name="T1">Mais je meurs pardonnée,</text:span><text:span text:style-name="T4"><text:line-break/></text:span><text:span text:style-name="T1">Fernand, je te bénis.</text:span><text:span text:style-name="T4"><text:line-break/></text:span><text:span text:style-name="T1">Adieu! dans le tombeau nous serons réunis.</text:span></text:p>
      <text:p text:style-name="P1"><text:span text:style-name="T2">(elle meurt)</text:span></text:p>
      <text:p text:style-name="P1"><text:span text:style-name="T1">FERNAND</text:span><text:span text:style-name="T4"><text:line-break/></text:span><text:span text:style-name="T1">Au secours! au secours!</text:span><text:span text:style-name="T4"><text:line-break/></text:span><text:span text:style-name="T2">(se penchant sur le corps de Léonor inanimée)</text:span><text:span text:style-name="T4"><text:line-break/></text:span><text:span text:style-name="T1">C’est ma voix qui t’appelle;</text:span><text:span text:style-name="T4"><text:line-break/></text:span><text:span text:style-name="T1">rouvre les yeux, c’est moi…. ton époux! Vain effort!</text:span><text:span text:style-name="T4"><text:line-break/></text:span><text:span text:style-name="T1">Au secours! au secours!</text:span></text:p>
      <text:p text:style-name="P1"><text:span text:style-name="T1"> </text:span></text:p>
      <text:p text:style-name="P1"><text:span text:style-name="T1">Scène septième</text:span></text:p>
      <text:p text:style-name="P1"><text:span text:style-name="T1"> </text:span></text:p>
      <text:p text:style-name="P1"><text:span text:style-name="T2">Léonor, étendue sur la terre;</text:span></text:p>
      <text:p text:style-name="P1"><text:span text:style-name="T2">Fernand, Balthazar, sortant de l’église suivi par les Religieux.</text:span></text:p>
      <text:p text:style-name="P1"><text:span text:style-name="T1"> </text:span></text:p>
      <text:p text:style-name="P1"><text:span text:style-name="T1">FERNAND</text:span><text:span text:style-name="T4"><text:line-break/></text:span><text:span text:style-name="T2">(à Balthazar)</text:span><text:span text:style-name="T4"><text:line-break/></text:span><text:span text:style-name="T1">Venez, venez… c’est elle!</text:span></text:p>
      <text:p text:style-name="P1"><text:span text:style-name="T1">BALTHAZAR</text:span><text:span text:style-name="T4"><text:line-break/></text:span><text:span text:style-name="T1">Silence !</text:span><text:span text:style-name="T4"><text:line-break/></text:span><text:span text:style-name="T2">(il s’approche de Léonor et rabaisse le capuchon</text:span><text:span text:style-name="T3"><text:line-break/></text:span><text:span text:style-name="T2">sur ses cheveux déroulés)</text:span><text:span text:style-name="T4"><text:line-break/></text:span><text:span text:style-name="T1">Elle n’est plus!</text:span></text:p>
      <text:p text:style-name="P1"><text:span text:style-name="T1">FERNAND</text:span><text:span text:style-name="T4"><text:line-break/></text:span><text:span text:style-name="T1">Ah!</text:span></text:p>
      <text:p text:style-name="P1"><text:span text:style-name="T1">BALTHAZAR</text:span><text:span text:style-name="T4"><text:line-break/></text:span><text:span text:style-name="T2">(aux Religieux)</text:span><text:span text:style-name="T4"><text:line-break/></text:span><text:span text:style-name="T1">Le novice est mort,</text:span><text:span text:style-name="T4"><text:line-break/></text:span><text:span text:style-name="T1">priez pour lui, mes frères.</text:span></text:p>
      <text:p text:style-name="P1"><text:span text:style-name="T1">FERNAND</text:span><text:span text:style-name="T4"><text:line-break/></text:span><text:span text:style-name="T1">Et vous prîrez demain pour moi.</text:span></text:p>
      <text:p text:style-name="P1"><text:span text:style-name="T1">LES RELIGIEUX</text:span><text:span text:style-name="T4"><text:line-break/></text:span><text:span text:style-name="T2">(tombant à genoux)</text:span><text:span text:style-name="T4"><text:line-break/></text:span><text:span text:style-name="T1">Dieu du pardon, que nos prières</text:span><text:span text:style-name="T4"><text:line-break/></text:span><text:span text:style-name="T1">portent cette âme jusqu’à toi!</text:span></text:p>
      <text:p text:style-name="P1"><text:span text:style-name="T1"> </text:span></text:p>
      <text:p text:style-name="P1"><text:span text:style-name="T5">F I 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</meta:generator>
  </office:meta>
</office:document-meta>
</file>